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Текст1">
      <style:paragraph-properties fo:margin-left="0.159cm" fo:margin-right="0.132cm" fo:text-align="center" style:justify-single-word="false" fo:text-indent="0cm" style:auto-text-indent="false"/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>
      <style:text-properties style:font-name="Courier New" fo:font-size="10pt" style:font-size-asian="10pt" style:font-size-complex="10pt"/>
    </style:style>
    <style:style style:name="P11" style:family="paragraph" style:parent-style-name="Text_20_body">
      <style:paragraph-properties fo:margin-top="0cm" fo:margin-bottom="0cm"/>
      <style:text-properties style:font-name="Courier New" fo:font-size="10pt" style:font-size-asian="10pt" style:font-size-complex="10pt"/>
    </style:style>
    <style:style style:name="P12" style:family="paragraph" style:parent-style-name="Title">
      <style:paragraph-properties fo:margin-left="1.27cm" fo:margin-right="0cm" fo:text-align="start" style:justify-single-word="false" fo:text-indent="0cm" style:auto-text-indent="false"/>
      <style:text-properties style:text-underline-style="none" fo:font-weight="normal" style:font-weight-asian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5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6" style:family="paragraph" style:parent-style-name="Standard">
      <style:paragraph-properties fo:margin-left="-0.953cm" fo:margin-right="0cm" fo:text-align="center" style:justify-single-word="false" fo:text-indent="0cm" style:auto-text-indent="false"/>
    </style:style>
    <style:style style:name="P17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8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9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0" style:family="paragraph" style:parent-style-name="Standard">
      <style:paragraph-properties fo:margin-left="0.159cm" fo:margin-right="0.132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1" style:family="paragraph" style:parent-style-name="Standard">
      <style:paragraph-properties fo:margin-left="0.159cm" fo:margin-right="0.132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1pt" style:font-name-asian="Courier New" style:font-size-asian="11pt" style:font-name-complex="Courier New" style:font-size-complex="11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Times New Roman" fo:font-size="12pt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Times New Roman" fo:font-size="12pt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Times New Roman" fo:font-size="12pt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fo:font-size="11pt" fo:background-color="transparent" style:font-size-asian="11pt" style:font-size-complex="11pt"/>
    </style:style>
    <style:style style:name="P28" style:family="paragraph" style:parent-style-name="Heading_20_1">
      <style:paragraph-properties fo:break-before="page"/>
    </style:style>
    <style:style style:name="T1" style:family="text">
      <style:text-properties style:text-underline-style="none" fo:font-weight="normal" style:font-weight-asian="normal"/>
    </style:style>
    <style:style style:name="T2" style:family="text">
      <style:text-properties fo:language="en" fo:country="US" style:text-underline-style="none" fo:font-weight="normal" style:font-weight-asian="normal"/>
    </style:style>
    <style:style style:name="T3" style:family="text">
      <style:text-properties style:use-window-font-color="true"/>
    </style:style>
    <style:style style:name="T4" style:family="text">
      <style:text-properties style:letter-kerning="true"/>
    </style:style>
    <style:style style:name="T5" style:family="text">
      <style:text-properties fo:font-size="16pt"/>
    </style:style>
    <style:style style:name="T6" style:family="text">
      <style:text-properties fo:language="ru" fo:country="RU"/>
    </style:style>
    <style:style style:name="T7" style:family="text">
      <style:text-properties style:font-name-asian="Times New Roman"/>
    </style:style>
    <style:style style:name="T8" style:family="text">
      <style:text-properties style:font-size-asian="16pt"/>
    </style:style>
    <style:style style:name="T9" style:family="text">
      <style:text-properties style:language-asian="zxx" style:country-asian="none"/>
    </style:style>
    <style:style style:name="T10" style:family="text">
      <style:text-properties style:font-name-complex="Times New Roman"/>
    </style:style>
    <style:style style:name="T11" style:family="text">
      <style:text-properties style:font-size-complex="16pt"/>
    </style:style>
    <style:style style:name="T12" style:family="text">
      <style:text-properties style:language-complex="ar" style:country-complex="SA"/>
    </style:style>
    <style:style style:name="T13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14" style:family="text">
      <style:text-properties fo:color="#ff0000" style:font-name="Courier New" style:font-name-asian="Courier New" style:font-name-complex="Courier New"/>
    </style:style>
    <style:style style:name="T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fo:font-size="10pt" style:font-name-asian="Courier New" style:font-size-asian="10pt" style:font-name-complex="Courier New" style:font-size-complex="10pt"/>
    </style:style>
    <style:style style:name="T18" style:family="text">
      <style:text-properties style:font-name-asian="Courier New" style:font-name-complex="Courier New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Российской Федерации</text:p>
      <text:p text:style-name="P14">Санкт-Петербургский Государственный Электротехнический Университет «ЛЭТИ»</text:p>
      <text:p text:style-name="P17">Кафедра МО ЭВМ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p text:style-name="P20">Пояснительная записка </text:p>
      <text:p text:style-name="P20">к курсовой работе</text:p>
      <text:p text:style-name="P20">по дисциплине «РЯП»</text:p>
      <text:p text:style-name="P1">«Java компилятор»</text:p>
      <text:p text:style-name="P21"/>
      <text:p text:style-name="P15"/>
      <text:p text:style-name="P15"/>
      <text:p text:style-name="P15"/>
      <text:p text:style-name="P19">Преподаватель:<text:tab/><text:tab/><text:tab/></text:p>
      <text:p text:style-name="P19">Выполнил:<text:tab/><text:tab/>студент гр. 33</text:p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5"/>
      <text:p text:style-name="P14">Санкт-Петербург </text:p>
      <text:p text:style-name="P16">2008</text:p>
      <text:h text:style-name="P28" text:outline-level="1">Содержание</text:h>
      <text:p text:style-name="Text_20_body"/>
      <text:p text:style-name="Text_20_body"/>
      <text:h text:style-name="P28" text:outline-level="1">Постановка задачи</text:h>
      <text:p text:style-name="Text_20_body"/>
      <text:p text:style-name="P13"><text:span text:style-name="T1"/></text:p>
      <text:p text:style-name="P13"><text:span text:style-name="T1"><text:tab/>Разработать язык программирования, являющийся подмножеством языка </text:span><text:span text:style-name="T2">Java</text:span><text:span text:style-name="T1">, и описать перевод основных конструкций этого языка в ПОЛИЗ.</text:span></text:p>
      <text:p text:style-name="P13"><text:span text:style-name="T1"/></text:p>
      <text:p text:style-name="P13"><text:span text:style-name="T1"><text:tab/>Типы переменных: булевский(boolean), целое(int), вещественная(float), символ(char), строка(string), вектор(Vector).</text:span></text:p>
      <text:p text:style-name="P13"><text:span text:style-name="T1"><text:tab/>Переменные могу быть объявлены как final, static, т.е. могут быть статическими и константами.</text:span></text:p>
      <text:p text:style-name="P13"><text:span text:style-name="T1"><text:tab/>В коде могут всетречаться однострочные и многострочные комментарии.</text:span></text:p>
      <text:p text:style-name="P13"><text:span text:style-name="T1"><text:tab/></text:span></text:p>
      <text:p text:style-name="P13"><text:span text:style-name="T1"><text:tab/>Реализованы основные арифметические операции: сложение, вычитание, умножение и деление, а так же булевские и, или, равно, не равно, строгие и нестроние неравенства.( + - * / % || &amp;&amp; == != &lt; &gt; &lt;= &gt;= ) Приоритеты не рассматриваются — необходимо использовать скобки.</text:span></text:p>
      <text:p text:style-name="P13"><text:span text:style-name="T1"><text:tab/>Поддерживаемые конструкции: if ( ... ) ... else ... ; while (...) ... ; break / continue.</text:span></text:p>
      <text:p text:style-name="P13"><text:span text:style-name="T1"><text:tab/>Не поддерживаются конструкции с обращением более, чем два раза в одном выражениии к внутреннему полю/методу класса.</text:span></text:p>
      <text:p text:style-name="P13"><text:span text:style-name="T1"><text:tab/></text:span></text:p>
      <text:p text:style-name="P13"><text:span text:style-name="T2"/></text:p>
      <text:p text:style-name="P12"/>
      <text:h text:style-name="P28" text:outline-level="1">Краткое описание компилятора</text:h>
      <text:p text:style-name="Text_20_body"/>
      <text:p text:style-name="Text_20_body"/>
      <text:h text:style-name="Heading_20_1" text:outline-level="1">Работа с компилятором</text:h>
      <text:p text:style-name="Text_20_body">Для запуска процесса компиляции необходимо запустить </text:p>
      <text:p text:style-name="Text_20_body">java Compiler &lt;имя класса для компиляции&gt;</text:p>
      <text:p text:style-name="Text_20_body">После этого будет выведено </text:p>
      <text:p text:style-name="P22">id=&lt;имя класса для компиляции&gt;</text:p>
      <text:p text:style-name="P23"><text:span text:style-name="T14">class &lt;имя класса для компиляции&gt; created</text:span></text:p>
      <text:p text:style-name="P24"><text:span text:style-name="T18">если в процессе компиляция завершилась удачно. В противном случае — краткое сообщение об ошибке.</text:span></text:p>
      <text:p text:style-name="P24"><text:span text:style-name="T18"/></text:p>
      <text:p text:style-name="P24"><text:span text:style-name="T18">После этого можно запусить скомпилированный класс и посмотреть на результаты его работы:</text:span></text:p>
      <text:p text:style-name="P27"><text:span text:style-name="T16">java &lt;имя класса для компиляции&gt;</text:span></text:p>
      <text:h text:style-name="P28" text:outline-level="1">Опиание в терминах АТГ</text:h>
      <text:p text:style-name="P10">/*--------------------------------------------------------------------------*/</text:p>
      <text:p text:style-name="P11">CHARACTERS</text:p>
      <text:p text:style-name="P11"><text:s text:c="2"/>tab <text:s text:c="10"/>= '\u0009'. /* <text:s/>9 = tabulator */</text:p>
      <text:p text:style-name="P11"><text:s text:c="2"/>lf <text:s text:c="11"/>= '\u000a'. /* 10 = line feed */</text:p>
      <text:p text:style-name="P11"><text:s text:c="2"/>cr <text:s text:c="11"/>= '\u000d'. /* 13 = carriage return */</text:p>
      <text:p text:style-name="P11"><text:s text:c="2"/></text:p>
      <text:p text:style-name="P11"><text:s text:c="2"/>zero <text:s text:c="9"/>= '0'.</text:p>
      <text:p text:style-name="P11"><text:s text:c="2"/>zeroToThree <text:s text:c="2"/>= zero + "123".</text:p>
      <text:p text:style-name="P11"><text:s text:c="2"/>octalDigit <text:s text:c="3"/>= zero + "1234567". </text:p>
      <text:p text:style-name="P11"><text:s text:c="2"/>nonZeroDigit <text:s/>= "123456789".</text:p>
      <text:p text:style-name="P11"><text:s text:c="2"/>digit <text:s text:c="8"/>= '0' + nonZeroDigit.</text:p>
      <text:p text:style-name="P11"><text:s text:c="2"/>hexDigit <text:s text:c="5"/>= digit + "ABCDEFabcdef".</text:p>
      <text:p text:style-name="P11"><text:s text:c="2"/>letter <text:s text:c="7"/>= 'A' .. 'Z' + 'a' .. 'z' + '_' + '$'.</text:p>
      <text:p text:style-name="P11"/>
      <text:p text:style-name="P11"><text:s text:c="2"/>char <text:s text:c="9"/>= ANY - "'" - '\\' - cr - lf.</text:p>
      <text:p text:style-name="P11"><text:s text:c="2"/>stringChar <text:s text:c="3"/>= ANY - "\"" - '\\' - cr - lf. </text:p>
      <text:p text:style-name="P11"/>
      <text:p text:style-name="P11">TOKENS</text:p>
      <text:p text:style-name="P11"><text:tab/>id <text:s text:c="16"/>= letter { letter | digit }.</text:p>
      <text:p text:style-name="P11"><text:tab/>openRoundBracket <text:s text:c="2"/>= '('.</text:p>
      <text:p text:style-name="P11"><text:tab/>closeRoundBracket <text:s/>= ')'.</text:p>
      <text:p text:style-name="P11"><text:tab/>openCurlyBracket <text:s text:c="2"/>= '{'.</text:p>
      <text:p text:style-name="P11"><text:tab/>closeCurlyBracket <text:s/>= '}'.</text:p>
      <text:p text:style-name="P11"><text:tab/>dot <text:s text:c="15"/>= '.'.</text:p>
      <text:p text:style-name="P11"><text:tab/>isequal <text:s text:c="11"/>= '='.</text:p>
      <text:p text:style-name="P11"><text:tab/></text:p>
      <text:p text:style-name="P11">/*-------------------------------------------------------------------------*/</text:p>
      <text:p text:style-name="P11"><text:s text:c="4"/>intLit = </text:p>
      <text:p text:style-name="P11"><text:tab/> <text:s text:c="3"/>( </text:p>
      <text:p text:style-name="P11"><text:tab/> <text:s text:c="9"/>zero</text:p>
      <text:p text:style-name="P11"><text:tab/> <text:s text:c="7"/>| nonZeroDigit { digit }</text:p>
      <text:p text:style-name="P11"><text:tab/> <text:s text:c="7"/>| ( "0x" | "0X" ) hexDigit { hexDigit }</text:p>
      <text:p text:style-name="P11"><text:tab/> <text:s text:c="7"/>| '0' octalDigit { octalDigit }</text:p>
      <text:p text:style-name="P11"><text:tab/> <text:s text:c="3"/>) [ "l" | "L" ].</text:p>
      <text:p text:style-name="P11">/*-------------------------------------------------------------------------*/</text:p>
      <text:p text:style-name="P11"><text:s text:c="4"/>floatLit =</text:p>
      <text:p text:style-name="P11"><text:s text:c="8"/>"." digit {digit} </text:p>
      <text:p text:style-name="P11"><text:s text:c="8"/>[ ("e" | "E") ["+" | "-"] digit {digit} ] </text:p>
      <text:p text:style-name="P11"><text:s text:c="8"/>[ "F" | "f" | "D" | "d" ]</text:p>
      <text:p text:style-name="P11"><text:s text:c="8"/>| digit {digit} </text:p>
      <text:p text:style-name="P11"><text:s text:c="8"/>(</text:p>
      <text:p text:style-name="P11"><text:s text:c="12"/>"." {digit} </text:p>
      <text:p text:style-name="P11"><text:s text:c="12"/>[("e" | "E" ) ["+" | "-"] digit {digit} ] [ "F" | "f" | "D" | "d" ]</text:p>
      <text:p text:style-name="P11"><text:s text:c="12"/>|</text:p>
      <text:p text:style-name="P11"><text:s text:c="12"/>("e" | "E") ["+" | "-"] digit {digit} [ "F" | "f" | "D" | "d" ]</text:p>
      <text:p text:style-name="P11"><text:s text:c="12"/>|</text:p>
      <text:p text:style-name="P11"><text:s text:c="12"/>"F" | "f" | "D" | "d"</text:p>
      <text:p text:style-name="P11"><text:s text:c="8"/>). <text:s/></text:p>
      <text:p text:style-name="P11">/*-------------------------------------------------------------------------*/</text:p>
      <text:p text:style-name="P11"><text:s text:c="4"/>stringLit = </text:p>
      <text:p text:style-name="P11"><text:s text:c="8"/>"\""</text:p>
      <text:p text:style-name="P11"><text:s text:c="8"/>{</text:p>
      <text:p text:style-name="P11"><text:s text:c="12"/>stringChar</text:p>
      <text:p text:style-name="P11"><text:s text:c="12"/>| "\\" </text:p>
      <text:p text:style-name="P11"><text:s text:c="12"/>(</text:p>
      <text:p text:style-name="P11"><text:s text:c="16"/>"b" | "t" | "n" | "f" | "r" | "\"" | "\'" | "\\" | "u" { "u" }</text:p>
      <text:p text:style-name="P11"><text:s text:c="17"/>hexDigit hexDigit hexDigit hexDigit</text:p>
      <text:p text:style-name="P11"><text:s text:c="16"/>|</text:p>
      <text:p text:style-name="P11"><text:s text:c="16"/>zeroToThree [ octalDigit ] [ octalDigit ]</text:p>
      <text:p text:style-name="P11"><text:s text:c="16"/>|</text:p>
      <text:p text:style-name="P11"><text:soft-page-break/><text:s text:c="16"/>octalDigit [ octalDigit ]</text:p>
      <text:p text:style-name="P11"><text:s text:c="12"/>)</text:p>
      <text:p text:style-name="P11"><text:s text:c="9"/>} </text:p>
      <text:p text:style-name="P11"><text:s text:c="8"/>"\"".</text:p>
      <text:p text:style-name="P11"/>
      <text:p text:style-name="P11">COMMENTS FROM "/*" TO "*/" NESTED</text:p>
      <text:p text:style-name="P11">COMMENTS FROM "//" TO cr lf</text:p>
      <text:p text:style-name="P11"/>
      <text:p text:style-name="P11">IGNORE cr + lf + tab</text:p>
      <text:p text:style-name="P11"/>
      <text:p text:style-name="P11">PRODUCTIONS</text:p>
      <text:p text:style-name="P11"/>
      <text:p text:style-name="P11">/*----------------------------------identifier----------------------------------*/</text:p>
      <text:p text:style-name="P11">identifier&lt;out String value&gt;</text:p>
      <text:p text:style-name="P11">= </text:p>
      <text:p text:style-name="P11">id</text:p>
      <text:p text:style-name="P11">(. </text:p>
      <text:p text:style-name="P11"><text:s text:c="4"/>value = t.val;</text:p>
      <text:p text:style-name="P11"><text:s text:c="4"/>log("id="+t.val);</text:p>
      <text:p text:style-name="P11"><text:s text:c="4"/>if (value.equals("new")) SemErr("\"new\" is not a valid id");</text:p>
      <text:p text:style-name="P11"><text:s/>.)</text:p>
      <text:p text:style-name="P11">.</text:p>
      <text:p text:style-name="P11">/*----------------------------------staticAccess----------------------------------*/</text:p>
      <text:p text:style-name="P11">staticAccess&lt;out int modifier&gt; </text:p>
      <text:p text:style-name="P11">= </text:p>
      <text:p text:style-name="P11"><text:s/>"static" (.modifier = Constants.ACC_STATIC;.)</text:p>
      <text:p text:style-name="P11">.</text:p>
      <text:p text:style-name="P11">/*----------------------------------finalAccess----------------------------------*/</text:p>
      <text:p text:style-name="P11">finalAccess&lt;out int modifier&gt;</text:p>
      <text:p text:style-name="P11">=</text:p>
      <text:p text:style-name="P11"><text:s/>"final" (.modifier = Constants.ACC_FINAL;.)</text:p>
      <text:p text:style-name="P11">.</text:p>
      <text:p text:style-name="P11">/*----------------------------------CompilationUnit----------------------------------*/</text:p>
      <text:p text:style-name="P11">CompilationUnit = </text:p>
      <text:p text:style-name="P11"><text:tab/>typeDeclaration {typeDeclaration}</text:p>
      <text:p text:style-name="P11">.</text:p>
      <text:p text:style-name="P11">/*----------------------------------typeDeclaration----------------------------------*/</text:p>
      <text:p text:style-name="P11">typeDeclaration =</text:p>
      <text:p text:style-name="P11"><text:s text:c="4"/>(. int specifier = 0;.)</text:p>
      <text:p text:style-name="P11"><text:s text:c="4"/>// xxx здесь не распознаются default %)</text:p>
      <text:p text:style-name="P11"><text:tab/>[accessSpecifier&lt;out specifier&gt;]</text:p>
      <text:p text:style-name="P11"><text:tab/>(</text:p>
      <text:p text:style-name="P11"><text:tab/><text:tab/>interfaceDeclaration&lt;specifier&gt; </text:p>
      <text:p text:style-name="P11"><text:tab/><text:tab/>|</text:p>
      <text:p text:style-name="P11"><text:tab/><text:tab/>classDeclaration&lt;specifier&gt;</text:p>
      <text:p text:style-name="P11"><text:tab/>)</text:p>
      <text:p text:style-name="P11">.</text:p>
      <text:p text:style-name="P11">/*----------------------------------classDeclaration----------------------------------*/</text:p>
      <text:p text:style-name="P11">classDeclaration&lt;int modifier&gt; = <text:s/></text:p>
      <text:p text:style-name="P11"><text:tab/>"class"</text:p>
      <text:p text:style-name="P11"><text:tab/>identifier&lt;out String className&gt;</text:p>
      <text:p text:style-name="P11"><text:tab/>(.String superName = "java.lang.Object";.)</text:p>
      <text:p text:style-name="P11"><text:tab/>[</text:p>
      <text:p text:style-name="P11"><text:tab/> <text:s text:c="2"/>"extends" identifier&lt;out superName&gt;</text:p>
      <text:p text:style-name="P11"><text:tab/> <text:s text:c="2"/>// проверка типов</text:p>
      <text:p text:style-name="P11"><text:tab/> <text:s text:c="2"/>(.</text:p>
      <text:p text:style-name="P11"><text:tab/> <text:s text:c="6"/>if(superName.equals(className)) SemErr("cannot self-inherit");</text:p>
      <text:p text:style-name="P11"><text:tab/> <text:s text:c="6"/>if (classes.get(superName)==null)</text:p>
      <text:p text:style-name="P11"><text:soft-page-break/><text:tab/> <text:s text:c="10"/>SemErr("no such type "+superName);</text:p>
      <text:p text:style-name="P11"><text:tab/> <text:s text:c="2"/>.)</text:p>
      <text:p text:style-name="P11"><text:tab/>]</text:p>
      <text:p text:style-name="P11"><text:tab/>(.String interfaceName = null;.)</text:p>
      <text:p text:style-name="P11"><text:tab/>[</text:p>
      <text:p text:style-name="P11"><text:tab/> <text:s text:c="2"/>"implements"identifier&lt;out interfaceName&gt;</text:p>
      <text:p text:style-name="P11"><text:tab/> <text:s text:c="2"/>// проверка типов</text:p>
      <text:p text:style-name="P11"><text:tab/> <text:s text:c="2"/>(.</text:p>
      <text:p text:style-name="P11"><text:tab/> <text:s text:c="6"/>if(interfaceName.equals(className)) SemErr("cannot self-inherit");</text:p>
      <text:p text:style-name="P11"><text:s text:c="11"/>if (classes.get(superName)==null)</text:p>
      <text:p text:style-name="P11"><text:s text:c="15"/>SemErr("no such type "+superName);</text:p>
      <text:p text:style-name="P11"><text:tab/> <text:s text:c="2"/>.)</text:p>
      <text:p text:style-name="P11"><text:tab/>]</text:p>
      <text:p text:style-name="P11"><text:tab/>(.</text:p>
      <text:p text:style-name="P11"><text:tab/> <text:s text:c="2"/>ClassGen classGen = new ClassGen(</text:p>
      <text:p text:style-name="P11"><text:tab/> <text:s text:c="6"/>className, </text:p>
      <text:p text:style-name="P11"><text:tab/> <text:s text:c="6"/>superName, </text:p>
      <text:p text:style-name="P11"><text:tab/> <text:s text:c="6"/>className+".class", </text:p>
      <text:p text:style-name="P11"><text:tab/> <text:s text:c="6"/>modifier,</text:p>
      <text:p text:style-name="P11"><text:tab/> <text:s text:c="6"/>interfaceName==null ? null : new String[]{interfaceName} );</text:p>
      <text:p text:style-name="P11"><text:tab/> <text:s text:c="6"/></text:p>
      <text:p text:style-name="P11"><text:tab/> <text:s text:c="2"/>if (classes.get(className)==null) <text:s text:c="10"/></text:p>
      <text:p text:style-name="P11"><text:s text:c="11"/>classes.put(className, classGen);</text:p>
      <text:p text:style-name="P11"><text:s text:c="7"/>else</text:p>
      <text:p text:style-name="P11"><text:s text:c="11"/>SemErr("duplicate class "+className);</text:p>
      <text:p text:style-name="P11"><text:s text:c="11"/></text:p>
      <text:p text:style-name="P11"><text:tab/> <text:s text:c="2"/>classGen.addEmptyConstructor( Constants.ACC_PUBLIC );</text:p>
      <text:p text:style-name="P11"><text:tab/> <text:s text:c="2"/>log("class "+className+" created");</text:p>
      <text:p text:style-name="P11"><text:tab/>.)</text:p>
      <text:p text:style-name="P11"><text:tab/>classBody&lt;classGen&gt;</text:p>
      <text:p text:style-name="P11"><text:s text:c="4"/>(.</text:p>
      <text:p text:style-name="P11"><text:s text:c="7"/>try{</text:p>
      <text:p text:style-name="P11"><text:s text:c="11"/>classGen.getJavaClass().dump( filePath+"/"+className+".class" );</text:p>
      <text:p text:style-name="P11"><text:s text:c="7"/>}catch(Exception e){e.printStackTrace();}</text:p>
      <text:p text:style-name="P11"><text:s text:c="4"/>.)</text:p>
      <text:p text:style-name="P11">.</text:p>
      <text:p text:style-name="P11">/*----------------------------------interfaceDeclaration----------------------------------*/</text:p>
      <text:p text:style-name="P11">interfaceDeclaration&lt;int modifier&gt; =</text:p>
      <text:p text:style-name="P11"><text:tab/>"interface"</text:p>
      <text:p text:style-name="P11"><text:tab/>(. modifier |= Constants.ACC_INTERFACE | Constants.ACC_ABSTRACT; .) </text:p>
      <text:p text:style-name="P11"><text:tab/>identifier&lt;out String interfaceName&gt;</text:p>
      <text:p text:style-name="P11"><text:tab/>(.String superInterfaceName = null;.)</text:p>
      <text:p text:style-name="P11"><text:s text:c="4"/>[</text:p>
      <text:p text:style-name="P11"><text:s text:c="8"/>"extends" identifier&lt;out superInterfaceName&gt;</text:p>
      <text:p text:style-name="P11"><text:s text:c="7"/>// проверка типов</text:p>
      <text:p text:style-name="P11"><text:s text:c="7"/>(.</text:p>
      <text:p text:style-name="P11"><text:s text:c="12"/>if(superInterfaceName.equals(interfaceName)) SemErr("cannot self-inherit");</text:p>
      <text:p text:style-name="P11"><text:s text:c="11"/>if (classes.get(superInterfaceName)==null)</text:p>
      <text:p text:style-name="P11"><text:s text:c="15"/>SemErr("no such type "+superInterfaceName);</text:p>
      <text:p text:style-name="P11"><text:s text:c="7"/>.) <text:s text:c="7"/></text:p>
      <text:p text:style-name="P11"><text:s text:c="4"/>]</text:p>
      <text:p text:style-name="P11"><text:tab/>(.</text:p>
      <text:p text:style-name="P11"><text:tab/></text:p>
      <text:p text:style-name="P11"><text:tab/> <text:s text:c="2"/>ClassGen classGen = new ClassGen(</text:p>
      <text:p text:style-name="P11"><text:tab/> <text:s text:c="6"/>interfaceName, </text:p>
      <text:p text:style-name="P11"><text:tab/> <text:s text:c="6"/>"java.lang.Object", </text:p>
      <text:p text:style-name="P11"><text:tab/> <text:s text:c="6"/>interfaceName+".class", </text:p>
      <text:p text:style-name="P11"><text:tab/> <text:s text:c="6"/>modifier,</text:p>
      <text:p text:style-name="P11"><text:tab/> <text:s text:c="6"/>superInterfaceName==null ? null : new String[]{superInterfaceName} );</text:p>
      <text:p text:style-name="P11"><text:s text:c="7"/>if (classes.get(interfaceName)==null)<text:tab/> <text:s text:c="6"/></text:p>
      <text:p text:style-name="P11"><text:tab/> <text:s text:c="6"/>classes.put(interfaceName, classGen);</text:p>
      <text:p text:style-name="P11"><text:soft-page-break/><text:tab/> <text:s text:c="2"/>else</text:p>
      <text:p text:style-name="P11"><text:tab/> <text:s text:c="6"/>SemErr("duplicate interface "+interfaceName);</text:p>
      <text:p text:style-name="P11"><text:tab/> <text:s text:c="2"/>log("interface "+interfaceName+" created");</text:p>
      <text:p text:style-name="P11"><text:tab/>.) <text:s text:c="2"/></text:p>
      <text:p text:style-name="P11"><text:tab/>interfaceBody&lt;classGen&gt;</text:p>
      <text:p text:style-name="P11"><text:tab/>(.</text:p>
      <text:p text:style-name="P11"><text:tab/> <text:s text:c="2"/>try{</text:p>
      <text:p text:style-name="P11"><text:tab/> <text:s text:c="6"/>classGen.getJavaClass().dump( filePath+"/"+interfaceName+".class" );</text:p>
      <text:p text:style-name="P11"><text:tab/> <text:s text:c="2"/>}catch(Exception e){e.printStackTrace();}</text:p>
      <text:p text:style-name="P11"><text:tab/>.)</text:p>
      <text:p text:style-name="P11">.</text:p>
      <text:p text:style-name="P11">/*----------------------------------accessSpecifier----------------------------------*/</text:p>
      <text:p text:style-name="P11">accessSpecifier&lt;out int specifier&gt; =</text:p>
      <text:p text:style-name="P11"><text:tab/>(.specifier = 0;.)</text:p>
      <text:p text:style-name="P11"><text:tab/>(</text:p>
      <text:p text:style-name="P11"><text:tab/> <text:s text:c="2"/>"public" <text:s text:c="6"/>(.specifier = Constants.ACC_PUBLIC;.)</text:p>
      <text:p text:style-name="P11"><text:tab/>)</text:p>
      <text:p text:style-name="P11">.</text:p>
      <text:p text:style-name="P11">/*----------------------------------type----------------------------------*/</text:p>
      <text:p text:style-name="P11">type&lt;out Type typeLiteral&gt; =</text:p>
      <text:p text:style-name="P11"><text:s text:c="4"/>(.typeLiteral = null;.)</text:p>
      <text:p text:style-name="P11"><text:tab/>(</text:p>
      <text:p text:style-name="P11"><text:tab/> <text:s text:c="6"/>("boolean" <text:s text:c="2"/>(.typeLiteral = Type.BOOLEAN;.))</text:p>
      <text:p text:style-name="P11"><text:tab/> <text:s text:c="2"/>| <text:s text:c="2"/>("int" <text:s text:c="6"/>(.typeLiteral = Type.INT;.))</text:p>
      <text:p text:style-name="P11"><text:tab/> <text:s text:c="2"/>| <text:s text:c="2"/>("float" <text:s text:c="4"/>(.typeLiteral = Type.FLOAT;.))</text:p>
      <text:p text:style-name="P11"><text:tab/> <text:s text:c="2"/>| <text:s text:c="2"/>("void" <text:s text:c="5"/>(.typeLiteral = Type.VOID;.))</text:p>
      <text:p text:style-name="P11"><text:tab/> <text:s text:c="2"/>| <text:s text:c="2"/>("String" <text:s text:c="3"/>(.typeLiteral = new ObjectType("java.lang.String");.))</text:p>
      <text:p text:style-name="P11"><text:tab/> <text:s text:c="2"/>| <text:s text:c="2"/>("Vector" <text:s text:c="3"/>(.typeLiteral = new ObjectType("java.util.Vector");.))</text:p>
      <text:p text:style-name="P11"><text:tab/>)</text:p>
      <text:p text:style-name="P11">.</text:p>
      <text:p text:style-name="P11">/*----------------------------------formalParameterList----------------------------------*/</text:p>
      <text:p text:style-name="P11">formalParameterList&lt;Args args&gt; =</text:p>
      <text:p text:style-name="P11"><text:s text:c="4"/>(.</text:p>
      <text:p text:style-name="P11"><text:s text:c="8"/>ArrayList&lt;Type&gt; types = new ArrayList&lt;Type&gt;(); <text:s/></text:p>
      <text:p text:style-name="P11"><text:s text:c="8"/>ArrayList&lt;String&gt; names = new ArrayList&lt;String&gt;();</text:p>
      <text:p text:style-name="P11"><text:s text:c="8"/>Type typeLiteral = null;</text:p>
      <text:p text:style-name="P11"><text:s text:c="4"/>.)</text:p>
      <text:p text:style-name="P11"><text:s text:c="4"/>(</text:p>
      <text:p text:style-name="P11"><text:s text:c="8"/>type&lt;out typeLiteral&gt; <text:s text:c="6"/></text:p>
      <text:p text:style-name="P11"><text:s text:c="8"/>| </text:p>
      <text:p text:style-name="P11"><text:s text:c="8"/>identifier&lt;out String typeName&gt; <text:s/></text:p>
      <text:p text:style-name="P11"><text:s text:c="8"/>(.</text:p>
      <text:p text:style-name="P11"><text:s text:c="11"/>if (classes.get(typeName)==null)</text:p>
      <text:p text:style-name="P11"><text:s text:c="15"/>SemErr("no such type "+typeName);</text:p>
      <text:p text:style-name="P11"><text:s text:c="11"/>else</text:p>
      <text:p text:style-name="P11"><text:s text:c="15"/>typeLiteral = new ObjectType(typeName); <text:s text:c="14"/></text:p>
      <text:p text:style-name="P11"><text:s text:c="8"/>.)</text:p>
      <text:p text:style-name="P11"><text:s text:c="4"/>)</text:p>
      <text:p text:style-name="P11"><text:s text:c="4"/>(.types.add(typeLiteral);.)</text:p>
      <text:p text:style-name="P11"><text:tab/>identifier&lt;out String param&gt;</text:p>
      <text:p text:style-name="P11"><text:tab/>(.names.add(param);.)</text:p>
      <text:p text:style-name="P11"><text:tab/>{</text:p>
      <text:p text:style-name="P11"><text:s text:c="8"/>',' </text:p>
      <text:p text:style-name="P11"><text:tab/> <text:s text:c="3"/>(</text:p>
      <text:p text:style-name="P11"><text:tab/> <text:s text:c="7"/>type&lt;out typeLiteral&gt; <text:s text:c="6"/></text:p>
      <text:p text:style-name="P11"><text:tab/> <text:s text:c="7"/>| </text:p>
      <text:p text:style-name="P11"><text:tab/> <text:s text:c="7"/>identifier&lt;out String typeName&gt; <text:s/></text:p>
      <text:p text:style-name="P11"><text:tab/> <text:s text:c="7"/>(.</text:p>
      <text:p text:style-name="P11"><text:tab/> <text:s text:c="10"/>if (classes.get(typeName)==null)</text:p>
      <text:p text:style-name="P11"><text:tab/> <text:s text:c="14"/>SemErr("no such type "+typeName);</text:p>
      <text:p text:style-name="P11"><text:tab/> <text:s text:c="10"/>else</text:p>
      <text:p text:style-name="P11"><text:soft-page-break/><text:tab/> <text:s text:c="14"/>typeLiteral = new ObjectType(typeName);<text:tab/> <text:s text:c="7"/></text:p>
      <text:p text:style-name="P11"><text:tab/> <text:s text:c="7"/>.)</text:p>
      <text:p text:style-name="P11"><text:tab/> <text:s text:c="3"/>)</text:p>
      <text:p text:style-name="P11"><text:tab/> <text:s text:c="2"/>(.types.add(typeLiteral);.) </text:p>
      <text:p text:style-name="P11"><text:tab/> <text:s text:c="2"/>identifier&lt;out param&gt;</text:p>
      <text:p text:style-name="P11"><text:tab/> <text:s text:c="2"/>(.names.add(param);.)</text:p>
      <text:p text:style-name="P11"><text:tab/>}</text:p>
      <text:p text:style-name="P11"><text:tab/>(.</text:p>
      <text:p text:style-name="P11"><text:tab/> <text:s text:c="2"/>args.argTypes = types.toArray(new Type[types.size()]);</text:p>
      <text:p text:style-name="P11"><text:tab/> <text:s text:c="2"/>args.argNames = names.toArray(new String[names.size()]);</text:p>
      <text:p text:style-name="P11"><text:tab/>.)</text:p>
      <text:p text:style-name="P11">.</text:p>
      <text:p text:style-name="P11">/*----------------------------------classBody----------------------------------*/</text:p>
      <text:p text:style-name="P11">classBody&lt;ClassGen classGen&gt; =</text:p>
      <text:p text:style-name="P11"><text:tab/>'{'</text:p>
      <text:p text:style-name="P11"><text:tab/>{</text:p>
      <text:p text:style-name="P11"><text:tab/> <text:s text:c="3"/>(.int modifier = 0;.)</text:p>
      <text:p text:style-name="P11"><text:tab/><text:tab/>[accessSpecifier&lt;out modifier&gt;]</text:p>
      <text:p text:style-name="P11"><text:tab/><text:tab/>(</text:p>
      <text:p text:style-name="P11"><text:s text:c="12"/>(</text:p>
      <text:p text:style-name="P11"><text:s text:c="16"/>IF(next(_openRoundBracket))</text:p>
      <text:p text:style-name="P11"><text:s text:c="16"/>// это конструктор</text:p>
      <text:p text:style-name="P11"><text:tab/><text:tab/><text:tab/> <text:s text:c="7"/>identifier&lt;out String methodName&gt; <text:s text:c="2"/></text:p>
      <text:p text:style-name="P11"><text:tab/><text:tab/><text:tab/> <text:s text:c="7"/>(.Args args = new Args();.)</text:p>
      <text:p text:style-name="P11"><text:tab/><text:tab/><text:tab/> <text:s text:c="7"/>openRoundBracket [formalParameterList&lt;args&gt;] closeRoundBracket</text:p>
      <text:p text:style-name="P11"><text:tab/><text:tab/><text:tab/> <text:s text:c="7"/>(.</text:p>
      <text:p text:style-name="P11"><text:tab/><text:tab/><text:tab/><text:tab/><text:tab/><text:tab/>if (getMethod(methodName, args.argTypes, classGen)==null)</text:p>
      <text:p text:style-name="P11"><text:tab/><text:tab/><text:tab/><text:tab/><text:tab/><text:tab/>{</text:p>
      <text:p text:style-name="P11"><text:tab/><text:tab/><text:tab/><text:tab/><text:tab/><text:tab/><text:tab/>InstructionList il = new InstructionList();</text:p>
      <text:p text:style-name="P11"><text:tab/><text:tab/><text:tab/><text:tab/><text:tab/><text:tab/><text:tab/>MethodGen methodGen = new MethodGen(</text:p>
      <text:p text:style-name="P11"><text:tab/><text:tab/><text:tab/><text:tab/><text:tab/><text:tab/><text:tab/><text:tab/>modifier,</text:p>
      <text:p text:style-name="P11"><text:tab/><text:tab/><text:tab/><text:tab/><text:tab/><text:tab/><text:tab/><text:tab/>new ObjectType(classGen.getClassName()), // todo сохранить</text:p>
      <text:p text:style-name="P11"><text:tab/><text:tab/><text:tab/><text:tab/><text:tab/><text:tab/><text:tab/><text:tab/>args.argTypes,</text:p>
      <text:p text:style-name="P11"><text:tab/><text:tab/><text:tab/><text:tab/><text:tab/><text:tab/><text:tab/><text:tab/>args.argNames,</text:p>
      <text:p text:style-name="P11"><text:tab/><text:tab/><text:tab/><text:tab/><text:tab/><text:tab/><text:tab/><text:tab/>"&lt;init&gt;",</text:p>
      <text:p text:style-name="P11"><text:tab/><text:tab/><text:tab/><text:tab/><text:tab/><text:tab/><text:tab/><text:tab/>classGen.getClassName(),</text:p>
      <text:p text:style-name="P11"><text:tab/><text:tab/><text:tab/><text:tab/><text:tab/><text:tab/><text:tab/><text:tab/>il,</text:p>
      <text:p text:style-name="P11"><text:tab/><text:tab/><text:tab/><text:tab/><text:tab/><text:tab/><text:tab/><text:tab/>classGen.getConstantPool()</text:p>
      <text:p text:style-name="P11"><text:tab/><text:tab/><text:tab/><text:tab/><text:tab/><text:tab/><text:tab/>);</text:p>
      <text:p text:style-name="P11"><text:tab/><text:tab/><text:tab/><text:tab/><text:tab/><text:tab/><text:tab/>log("method "+methodName+" created");</text:p>
      <text:p text:style-name="P11"><text:tab/><text:tab/><text:tab/><text:tab/><text:tab/><text:tab/><text:tab/>CodeWrapper cw = new CodeWrapper(classGen, il, methodGen);<text:tab/><text:tab/><text:tab/><text:tab/><text:tab/><text:tab/> <text:s/></text:p>
      <text:p text:style-name="P11"><text:tab/><text:tab/><text:tab/> <text:s text:c="7"/>.) </text:p>
      <text:p text:style-name="P11"><text:tab/><text:tab/><text:tab/> <text:s text:c="7"/>Statement&lt;cw&gt;</text:p>
      <text:p text:style-name="P11"><text:tab/><text:tab/><text:tab/> <text:s text:c="7"/>(.</text:p>
      <text:p text:style-name="P11"><text:tab/><text:tab/><text:tab/><text:tab/><text:tab/><text:tab/><text:tab/>if (cw.il.getLength()==0)</text:p>
      <text:p text:style-name="P11"><text:tab/><text:tab/><text:tab/><text:tab/><text:tab/><text:tab/><text:tab/> <text:s text:c="3"/>cw.il.append( InstructionConstants.RETURN );</text:p>
      <text:p text:style-name="P11"><text:tab/><text:tab/><text:tab/><text:tab/><text:tab/><text:tab/><text:tab/> <text:s text:c="3"/></text:p>
      <text:p text:style-name="P11"><text:tab/><text:tab/><text:tab/><text:tab/><text:tab/><text:tab/><text:tab/>cw.methodGen.setMaxStack();</text:p>
      <text:p text:style-name="P11"><text:tab/><text:tab/><text:tab/><text:tab/><text:tab/><text:tab/><text:tab/>classGen.addMethod(cw.methodGen.getMethod());</text:p>
      <text:p text:style-name="P11"><text:tab/><text:tab/><text:tab/><text:tab/><text:tab/><text:tab/>}</text:p>
      <text:p text:style-name="P11"><text:s text:c="24"/>else</text:p>
      <text:p text:style-name="P11"><text:s text:c="28"/>SemErr("duplicate constructor "+methodName); </text:p>
      <text:p text:style-name="P11"><text:s text:c="20"/>.)</text:p>
      <text:p text:style-name="P11"><text:tab/><text:tab/> <text:s text:c="3"/>)</text:p>
      <text:p text:style-name="P11"><text:s text:c="12"/>|</text:p>
      <text:p text:style-name="P11"><text:s text:c="12"/>( <text:s text:c="2"/>// это обычный член класса</text:p>
      <text:p text:style-name="P11"><text:soft-page-break/><text:s text:c="16"/>[finalAccess&lt;out int fMod&gt; <text:s text:c="5"/>(.modifier |= fMod;.)]</text:p>
      <text:p text:style-name="P11"><text:s text:c="16"/>(.Type typeLiteral = null;.)</text:p>
      <text:p text:style-name="P11"><text:s text:c="16"/>(</text:p>
      <text:p text:style-name="P11"><text:s text:c="20"/>type&lt;out typeLiteral&gt; <text:s text:c="6"/></text:p>
      <text:p text:style-name="P11"><text:s text:c="20"/>| </text:p>
      <text:p text:style-name="P11"><text:s text:c="20"/>identifier&lt;out String typeName&gt; <text:s/></text:p>
      <text:p text:style-name="P11"><text:s text:c="20"/>(.</text:p>
      <text:p text:style-name="P11"><text:tab/><text:tab/><text:tab/> <text:s text:c="10"/>if (classes.get(typeName)==null)</text:p>
      <text:p text:style-name="P11"><text:tab/><text:tab/><text:tab/> <text:s text:c="14"/>SemErr("no such type "+typeName);</text:p>
      <text:p text:style-name="P11"><text:tab/><text:tab/><text:tab/> <text:s text:c="10"/>else</text:p>
      <text:p text:style-name="P11"><text:tab/><text:tab/><text:tab/> <text:s text:c="12"/>typeLiteral = new ObjectType(typeName);</text:p>
      <text:p text:style-name="P11"><text:s text:c="20"/>.)</text:p>
      <text:p text:style-name="P11"><text:s text:c="16"/>)</text:p>
      <text:p text:style-name="P11"><text:tab/> <text:s text:c="11"/>identifier&lt;out String member&gt;</text:p>
      <text:p text:style-name="P11"><text:s text:c="16"/>(</text:p>
      <text:p text:style-name="P11"><text:s text:c="20"/>( // это метод</text:p>
      <text:p text:style-name="P11"><text:s text:c="24"/>(.Args args = new Args();.)</text:p>
      <text:p text:style-name="P11"><text:s text:c="24"/>openRoundBracket [formalParameterList&lt;args&gt;] closeRoundBracket</text:p>
      <text:p text:style-name="P11"><text:s text:c="24"/>(.</text:p>
      <text:p text:style-name="P11"><text:s text:c="28"/>if (getMethod(member, args.argTypes, classGen)==null)</text:p>
      <text:p text:style-name="P11"><text:s text:c="28"/>{</text:p>
      <text:p text:style-name="P11"><text:tab/> <text:s text:c="27"/>if (member.equals("main")) // наш "main"</text:p>
      <text:p text:style-name="P11"><text:tab/> <text:s text:c="27"/>{</text:p>
      <text:p text:style-name="P11"><text:tab/> <text:s text:c="31"/>if ( args.argTypes != null ) SemErr("too many args in main");</text:p>
      <text:p text:style-name="P11"><text:tab/> <text:s text:c="31"/>if ( !typeLiteral.equals(Type.VOID) ) SemErr("main cannot return a value. type must be \"void\"");</text:p>
      <text:p text:style-name="P11"><text:tab/> <text:s text:c="59"/></text:p>
      <text:p text:style-name="P11"><text:tab/> <text:s text:c="31"/>modifier = Constants.ACC_STATIC | Constants.ACC_PUBLIC;</text:p>
      <text:p text:style-name="P11"><text:tab/> <text:s text:c="31"/>args.argTypes = new Type[]{ new ArrayType( Type.STRING, 1 ) };</text:p>
      <text:p text:style-name="P11"><text:tab/> <text:s text:c="31"/>args.argNames = new String[] { "argv" };</text:p>
      <text:p text:style-name="P11"><text:tab/> <text:s text:c="27"/>} // todo передать х.б. 1 параметр</text:p>
      <text:p text:style-name="P11"><text:s text:c="28"/></text:p>
      <text:p text:style-name="P11"><text:s text:c="32"/>InstructionList il = new InstructionList();</text:p>
      <text:p text:style-name="P11"><text:tab/><text:tab/><text:tab/><text:tab/><text:tab/><text:tab/><text:tab/><text:tab/>MethodGen methodGen = new MethodGen(</text:p>
      <text:p text:style-name="P11"><text:tab/><text:tab/><text:tab/><text:tab/><text:tab/><text:tab/><text:tab/><text:tab/><text:tab/>modifier,</text:p>
      <text:p text:style-name="P11"><text:tab/><text:tab/><text:tab/><text:tab/><text:tab/><text:tab/><text:tab/><text:tab/><text:tab/>typeLiteral,</text:p>
      <text:p text:style-name="P11"><text:tab/><text:tab/><text:tab/><text:tab/><text:tab/><text:tab/><text:tab/><text:tab/><text:tab/>args.argTypes,</text:p>
      <text:p text:style-name="P11"><text:tab/><text:tab/><text:tab/><text:tab/><text:tab/><text:tab/><text:tab/><text:tab/><text:tab/>args.argNames,</text:p>
      <text:p text:style-name="P11"><text:tab/><text:tab/><text:tab/><text:tab/><text:tab/><text:tab/><text:tab/><text:tab/><text:tab/>member,</text:p>
      <text:p text:style-name="P11"><text:tab/><text:tab/><text:tab/><text:tab/><text:tab/><text:tab/><text:tab/><text:tab/><text:tab/>classGen.getClassName(),</text:p>
      <text:p text:style-name="P11"><text:tab/><text:tab/><text:tab/><text:tab/><text:tab/><text:tab/><text:tab/><text:tab/><text:tab/>il,</text:p>
      <text:p text:style-name="P11"><text:tab/><text:tab/><text:tab/><text:tab/><text:tab/><text:tab/><text:tab/><text:tab/><text:tab/>classGen.getConstantPool()</text:p>
      <text:p text:style-name="P11"><text:tab/><text:tab/><text:tab/><text:tab/><text:tab/><text:tab/><text:tab/><text:tab/>);</text:p>
      <text:p text:style-name="P11"><text:tab/> <text:s text:c="27"/>log("method "+member+" created");</text:p>
      <text:p text:style-name="P11"><text:tab/> <text:s text:c="27"/>CodeWrapper cw = new CodeWrapper(classGen, il, methodGen);</text:p>
      <text:p text:style-name="P11"><text:s text:c="24"/>.) </text:p>
      <text:p text:style-name="P11"><text:s text:c="24"/>Statement&lt;cw&gt;</text:p>
      <text:p text:style-name="P11"><text:s text:c="24"/>(.</text:p>
      <text:p text:style-name="P11"><text:s text:c="32"/>if (cw.il.getLength()==0 || typeLiteral.equals(Type.VOID) ) <text:s text:c="27"/></text:p>
      <text:p text:style-name="P11"><text:s text:c="36"/>cw.il.append( InstructionConstants.RETURN );</text:p>
      <text:p text:style-name="P11"/>
      <text:p text:style-name="P11"><text:s text:c="32"/>cw.methodGen.setMaxStack();</text:p>
      <text:p text:style-name="P11"><text:s text:c="32"/>classGen.addMethod(cw.methodGen.getMethod());</text:p>
      <text:p text:style-name="P11"><text:s text:c="28"/>}</text:p>
      <text:p text:style-name="P11"><text:s text:c="28"/>else</text:p>
      <text:p text:style-name="P11"><text:s text:c="32"/>SemErr("duplicate method "+member);</text:p>
      <text:p text:style-name="P11"><text:soft-page-break/><text:s text:c="24"/>.)</text:p>
      <text:p text:style-name="P11"><text:tab/><text:tab/> <text:s text:c="11"/>)</text:p>
      <text:p text:style-name="P11"><text:s text:c="20"/>|</text:p>
      <text:p text:style-name="P11"><text:s text:c="20"/>( // это атрибут</text:p>
      <text:p text:style-name="P11"><text:s text:c="24"/>(.</text:p>
      <text:p text:style-name="P11"><text:s text:c="28"/>FieldGen fieldGen = new FieldGen(</text:p>
      <text:p text:style-name="P11"><text:s text:c="32"/>modifier,</text:p>
      <text:p text:style-name="P11"><text:s text:c="32"/>typeLiteral,</text:p>
      <text:p text:style-name="P11"><text:s text:c="32"/>member,</text:p>
      <text:p text:style-name="P11"><text:s text:c="32"/>classGen.getConstantPool()</text:p>
      <text:p text:style-name="P11"><text:s text:c="28"/>); </text:p>
      <text:p text:style-name="P11"><text:s text:c="28"/>if ( Arrays.asList(classGen.getFields()).contains(fieldGen.getField()) )</text:p>
      <text:p text:style-name="P11"><text:s text:c="32"/>SemErr("duplicate field "+member);</text:p>
      <text:p text:style-name="P11"><text:s text:c="28"/>else <text:s/></text:p>
      <text:p text:style-name="P11"><text:s text:c="32"/>classGen.addField( fieldGen.getField() ); <text:s text:c="24"/></text:p>
      <text:p text:style-name="P11"><text:s text:c="24"/>.)</text:p>
      <text:p text:style-name="P11"><text:s text:c="24"/>// запрещаем инициализировать поля сразу, т.к. это требует неявного создания к-ра</text:p>
      <text:p text:style-name="P11"><text:s text:c="24"/>// пусть польз-ль сам пишет к-р и делает там, что хочет =)</text:p>
      <text:p text:style-name="P11"><text:s text:c="24"/>';'</text:p>
      <text:p text:style-name="P11"><text:s text:c="20"/>)</text:p>
      <text:p text:style-name="P11"><text:tab/> <text:s text:c="11"/>)</text:p>
      <text:p text:style-name="P11"><text:s text:c="12"/>)</text:p>
      <text:p text:style-name="P11"><text:tab/><text:tab/>)</text:p>
      <text:p text:style-name="P11"><text:tab/>}</text:p>
      <text:p text:style-name="P11"><text:tab/>'}'</text:p>
      <text:p text:style-name="P11">.</text:p>
      <text:p text:style-name="P11">/*----------------------------------interfaceBody----------------------------------*/</text:p>
      <text:p text:style-name="P11">interfaceBody&lt;ClassGen classGen&gt; =</text:p>
      <text:p text:style-name="P11"><text:tab/>'{'</text:p>
      <text:p text:style-name="P11"><text:tab/>{</text:p>
      <text:p text:style-name="P11"><text:tab/> <text:s text:c="2"/>(.int modifier = 0;.)</text:p>
      <text:p text:style-name="P11"><text:tab/><text:tab/>[accessSpecifier&lt;out modifier&gt;</text:p>
      <text:p text:style-name="P11"><text:tab/><text:tab/> <text:s/>(. <text:s text:c="4"/></text:p>
      <text:p text:style-name="P11"><text:tab/><text:tab/> <text:s text:c="5"/>if (modifier == Constants.ACC_PRIVATE || modifier == Constants.ACC_PROTECTED)</text:p>
      <text:p text:style-name="P11"><text:s text:c="16"/>SemErr("interface memebers ought to be public or default");</text:p>
      <text:p text:style-name="P11"><text:s text:c="14"/>modifier = Constants.ACC_PUBLIC;</text:p>
      <text:p text:style-name="P11"><text:s text:c="10"/>.)</text:p>
      <text:p text:style-name="P11"><text:tab/><text:tab/>]</text:p>
      <text:p text:style-name="P11"><text:tab/><text:tab/>[finalAccess&lt;out int fMod&gt; <text:s text:c="3"/>(.modifier |= fMod;.)]</text:p>
      <text:p text:style-name="P11"><text:tab/><text:tab/>[staticAccess&lt;out int sMod&gt; <text:s text:c="2"/>(.modifier |= sMod;.)]</text:p>
      <text:p text:style-name="P11"><text:tab/><text:tab/>(.Type typeLiteral = null;.)</text:p>
      <text:p text:style-name="P11"><text:tab/><text:tab/>(</text:p>
      <text:p text:style-name="P11"><text:tab/><text:tab/><text:tab/>type&lt;out typeLiteral&gt; <text:s text:c="6"/></text:p>
      <text:p text:style-name="P11"><text:tab/><text:tab/><text:tab/>| </text:p>
      <text:p text:style-name="P11"><text:tab/><text:tab/><text:tab/>identifier&lt;out String typeName&gt; <text:s/></text:p>
      <text:p text:style-name="P11"><text:tab/><text:tab/><text:tab/>(.</text:p>
      <text:p text:style-name="P11"><text:tab/> <text:s text:c="10"/>if (classes.get(typeName)==null)</text:p>
      <text:p text:style-name="P11"><text:tab/> <text:s text:c="14"/>SemErr("no such type "+typeName);</text:p>
      <text:p text:style-name="P11"><text:tab/> <text:s text:c="10"/>else</text:p>
      <text:p text:style-name="P11"><text:tab/> <text:s text:c="14"/>typeLiteral = new ObjectType(typeName);</text:p>
      <text:p text:style-name="P11"><text:tab/><text:tab/><text:tab/>.)</text:p>
      <text:p text:style-name="P11"><text:tab/><text:tab/>)</text:p>
      <text:p text:style-name="P11"><text:tab/><text:tab/>(.log("abstr method");.)</text:p>
      <text:p text:style-name="P11"><text:tab/><text:tab/>identifier&lt;out String methodName&gt;<text:tab/></text:p>
      <text:p text:style-name="P11"><text:tab/><text:tab/>(.Args args = new Args();.)</text:p>
      <text:p text:style-name="P11"><text:tab/><text:tab/>openRoundBracket [formalParameterList&lt;args&gt;] closeRoundBracket ';'</text:p>
      <text:p text:style-name="P11"><text:tab/><text:tab/>(.</text:p>
      <text:p text:style-name="P11"><text:tab/><text:tab/> <text:s/>MethodGen methodGen = new MethodGen(</text:p>
      <text:p text:style-name="P11"><text:tab/><text:tab/> <text:s text:c="5"/>modifier,</text:p>
      <text:p text:style-name="P11"><text:soft-page-break/><text:s text:c="14"/>typeLiteral,</text:p>
      <text:p text:style-name="P11"><text:s text:c="14"/>args.argTypes,</text:p>
      <text:p text:style-name="P11"><text:s text:c="14"/>args.argNames,</text:p>
      <text:p text:style-name="P11"><text:s text:c="14"/>methodName,</text:p>
      <text:p text:style-name="P11"><text:s text:c="14"/>classGen.getClassName(),</text:p>
      <text:p text:style-name="P11"><text:s text:c="14"/>null, // instructions list</text:p>
      <text:p text:style-name="P11"><text:s text:c="14"/>classGen.getConstantPool()</text:p>
      <text:p text:style-name="P11"><text:tab/><text:tab/> <text:s/>);</text:p>
      <text:p text:style-name="P11"><text:tab/><text:tab/>.)</text:p>
      <text:p text:style-name="P11"><text:tab/>}</text:p>
      <text:p text:style-name="P11"><text:tab/>'}'</text:p>
      <text:p text:style-name="P11">.</text:p>
      <text:p text:style-name="P11"/>
      <text:p text:style-name="P11">/*---------------------------------------------------------------------------*</text:p>
      <text:p text:style-name="P11"><text:s/>*---------------------------- Statements -----------------------------------*</text:p>
      <text:p text:style-name="P11"><text:s/>*---------------------------------------------------------------------------*/</text:p>
      <text:p text:style-name="P11">// инструкция</text:p>
      <text:p text:style-name="P11">Statement&lt;CodeWrapper cw&gt;</text:p>
      <text:p text:style-name="P11">=</text:p>
      <text:p text:style-name="P11"><text:s text:c="2"/>Block&lt;cw&gt;</text:p>
      <text:p text:style-name="P11">| "if" ParExpression&lt;out Type exprType, cw&gt; Statement&lt;cw&gt; [ "else" Statement&lt;cw&gt; ]</text:p>
      <text:p text:style-name="P11">| "while" ParExpression&lt;out Type exprType, cw&gt; Statement&lt;cw&gt;</text:p>
      <text:p text:style-name="P11">| "return" [ Expression&lt;out Type exprType, cw&gt; ] ";"</text:p>
      <text:p text:style-name="P11">| "break;"</text:p>
      <text:p text:style-name="P11">| "continue;"</text:p>
      <text:p text:style-name="P11">| ";"</text:p>
      <text:p text:style-name="P11">| Expression&lt;out Type exprType, cw&gt; ';' <text:s/></text:p>
      <text:p text:style-name="P11">.</text:p>
      <text:p text:style-name="P11">/*---------------------------------------------------------------------------*/</text:p>
      <text:p text:style-name="P11">// блок кода</text:p>
      <text:p text:style-name="P11">Block&lt;CodeWrapper cw&gt;</text:p>
      <text:p text:style-name="P11">= "{" { BlockStatement&lt;cw&gt; } "}"</text:p>
      <text:p text:style-name="P11">.</text:p>
      <text:p text:style-name="P11">/*---------------------------------------------------------------------------*/</text:p>
      <text:p text:style-name="P11">// код состоит из объявлений и инструкций</text:p>
      <text:p text:style-name="P11">BlockStatement&lt;CodeWrapper cw&gt;</text:p>
      <text:p text:style-name="P11">=</text:p>
      <text:p text:style-name="P11">(</text:p>
      <text:p text:style-name="P11"><text:s text:c="4"/>IF(next(_id))</text:p>
      <text:p text:style-name="P11"><text:s text:c="8"/>LocalVariableDeclaration&lt;cw&gt; ";"</text:p>
      <text:p text:style-name="P11">)</text:p>
      <text:p text:style-name="P11">|</text:p>
      <text:p text:style-name="P11">(</text:p>
      <text:p text:style-name="P11"><text:s text:c="4"/>Statement&lt;cw&gt;</text:p>
      <text:p text:style-name="P11">)</text:p>
      <text:p text:style-name="P11">.</text:p>
      <text:p text:style-name="P11">/*---------------------------------------------------------------------------*/</text:p>
      <text:p text:style-name="P11">// объявление переменной</text:p>
      <text:p text:style-name="P11">LocalVariableDeclaration&lt;CodeWrapper cw&gt;</text:p>
      <text:p text:style-name="P11">= </text:p>
      <text:p text:style-name="P11">(.</text:p>
      <text:p text:style-name="P11"><text:s text:c="4"/>InstructionFactory factory = new InstructionFactory( cw.classGen );</text:p>
      <text:p text:style-name="P11"><text:s text:c="4"/>Type typeLiteral = null;</text:p>
      <text:p text:style-name="P11">.)</text:p>
      <text:p text:style-name="P11">(</text:p>
      <text:p text:style-name="P11"><text:s text:c="4"/>type&lt;out typeLiteral&gt; <text:s text:c="6"/></text:p>
      <text:p text:style-name="P11"><text:s text:c="4"/>| </text:p>
      <text:p text:style-name="P11"><text:s text:c="4"/>identifier&lt;out String typeName&gt; <text:s/></text:p>
      <text:p text:style-name="P11"><text:s text:c="4"/>(.</text:p>
      <text:p text:style-name="P11"><text:s text:c="8"/>if (classes.get(typeName)==null)</text:p>
      <text:p text:style-name="P11"><text:s text:c="12"/>SemErr("no such type "+typeName);</text:p>
      <text:p text:style-name="P11"><text:tab/><text:tab/>else</text:p>
      <text:p text:style-name="P11"><text:tab/><text:tab/>{</text:p>
      <text:p text:style-name="P11"><text:soft-page-break/><text:tab/><text:tab/> <text:s text:c="3"/>typeLiteral = new ObjectType(typeName); <text:s text:c="11"/></text:p>
      <text:p text:style-name="P11"><text:s text:c="4"/></text:p>
      <text:p text:style-name="P11"><text:tab/><text:tab/><text:tab/>cw.il.append( factory.createNew( typeLiteral.toString() ) );</text:p>
      <text:p text:style-name="P11"><text:tab/><text:tab/><text:tab/>cw.il.append( InstructionConstants.DUP );</text:p>
      <text:p text:style-name="P11"><text:s text:c="8"/>} </text:p>
      <text:p text:style-name="P11"><text:s text:c="4"/>.)</text:p>
      <text:p text:style-name="P11">)</text:p>
      <text:p text:style-name="P11">identifier&lt;out String varName&gt;</text:p>
      <text:p text:style-name="P11">(.</text:p>
      <text:p text:style-name="P11"><text:s text:c="4"/>if (getVarGen(varName, cw.methodGen)!=null)</text:p>
      <text:p text:style-name="P11"><text:s text:c="8"/>SemErr("duplicate local variable "+varName);</text:p>
      <text:p text:style-name="P11"><text:s text:c="4"/>else if (typeLiteral!=null)</text:p>
      <text:p text:style-name="P11"><text:s text:c="4"/>{</text:p>
      <text:p text:style-name="P11"><text:s text:c="8"/>LocalVariableGen lg = cw.methodGen.addLocalVariable(varName, typeLiteral, null, null);</text:p>
      <text:p text:style-name="P11">.)</text:p>
      <text:p text:style-name="P11">["=" (.log("init");.) Expression&lt;out Type exprType, cw&gt; // здесь нам оставят результат на верхушке стека. мы его сохраняем в переменную </text:p>
      <text:p text:style-name="P11">(.</text:p>
      <text:p text:style-name="P11"><text:tab/> <text:s text:c="3"/>if ( !typeLiteral.equals(exprType) &amp;&amp; !exprType.equals(Type.NULL) )</text:p>
      <text:p text:style-name="P11"><text:tab/> <text:s text:c="6"/>SemErr("incompatible types: expected "+typeLiteral+", got "+exprType);</text:p>
      <text:p text:style-name="P11"><text:tab/> <text:s text:c="3"/>else </text:p>
      <text:p text:style-name="P11"><text:tab/> <text:s text:c="3"/>{ <text:s text:c="2"/></text:p>
      <text:p text:style-name="P11"><text:tab/><text:tab/> <text:s text:c="3"/>StoreInstruction store = null;</text:p>
      <text:p text:style-name="P11"><text:tab/><text:tab/> <text:s text:c="3"/></text:p>
      <text:p text:style-name="P11"><text:tab/><text:tab/> <text:s text:c="3"/>int name = lg.getIndex();</text:p>
      <text:p text:style-name="P11"><text:tab/><text:tab/> <text:s text:c="3"/>if (typeLiteral.equals(Type.VOID))</text:p>
      <text:p text:style-name="P11"><text:tab/><text:tab/> <text:s text:c="7"/>SemErr("void variables are not allowed");</text:p>
      <text:p text:style-name="P11"><text:tab/><text:tab/> <text:s text:c="3"/>else if (</text:p>
      <text:p text:style-name="P11"><text:tab/><text:tab/> <text:s text:c="7"/>typeLiteral.equals(Type.INT) ||</text:p>
      <text:p text:style-name="P11"><text:tab/><text:tab/> <text:s text:c="7"/>typeLiteral.equals(Type.BYTE) ||</text:p>
      <text:p text:style-name="P11"><text:tab/><text:tab/> <text:s text:c="7"/>typeLiteral.equals(Type.SHORT) ||</text:p>
      <text:p text:style-name="P11"><text:tab/><text:tab/> <text:s text:c="7"/>typeLiteral.equals(Type.BOOLEAN)</text:p>
      <text:p text:style-name="P11"><text:tab/><text:tab/> <text:s text:c="7"/>)</text:p>
      <text:p text:style-name="P11"><text:tab/><text:tab/> <text:s text:c="7"/>store = new ISTORE( name );</text:p>
      <text:p text:style-name="P11"><text:tab/><text:tab/> <text:s text:c="3"/>else if ( typeLiteral.equals(Type.FLOAT) )</text:p>
      <text:p text:style-name="P11"><text:tab/><text:tab/> <text:s text:c="7"/>store = new FSTORE( name );</text:p>
      <text:p text:style-name="P11"><text:tab/><text:tab/> <text:s text:c="3"/>else if ( typeLiteral instanceof ObjectType )</text:p>
      <text:p text:style-name="P11"><text:tab/><text:tab/> <text:s text:c="7"/>store = new ASTORE( name );</text:p>
      <text:p text:style-name="P11"><text:tab/><text:tab/> <text:s text:c="3"/>else</text:p>
      <text:p text:style-name="P11"><text:tab/><text:tab/> <text:s text:c="7"/>SemErr("unknown type "+typeLiteral);</text:p>
      <text:p text:style-name="P11"><text:tab/><text:tab/> <text:s text:c="4"/></text:p>
      <text:p text:style-name="P11"><text:tab/><text:tab/> <text:s text:c="3"/>lg.setStart( cw.il.append( store ) );</text:p>
      <text:p text:style-name="P11"><text:tab/> <text:s text:c="3"/>}</text:p>
      <text:p text:style-name="P11"><text:s text:c="4"/>}</text:p>
      <text:p text:style-name="P11">.)</text:p>
      <text:p text:style-name="P11">] </text:p>
      <text:p text:style-name="P11">.</text:p>
      <text:p text:style-name="P11">/*---------------------------------------------------------------------------*</text:p>
      <text:p text:style-name="P11"><text:s/>*---------------------------- Expressions ----------------------------------*</text:p>
      <text:p text:style-name="P11"><text:s/>*---------------------------------------------------------------------------*/</text:p>
      <text:p text:style-name="P11">Expression&lt;out Type exprType, CodeWrapper cw&gt;</text:p>
      <text:p text:style-name="P11">// цель - оставить что-то на верхушке стека</text:p>
      <text:p text:style-name="P11">= </text:p>
      <text:p text:style-name="P11">(.exprType = null;.)</text:p>
      <text:p text:style-name="P11">(</text:p>
      <text:p text:style-name="P11"><text:s text:c="6"/>( "System.out.println"</text:p>
      <text:p text:style-name="P11"><text:s text:c="8"/>(.</text:p>
      <text:p text:style-name="P11"><text:s text:c="12"/>log("sout");</text:p>
      <text:p text:style-name="P11"><text:tab/> <text:s text:c="7"/>InstructionFactory factory = new InstructionFactory( cw.classGen );</text:p>
      <text:p text:style-name="P11"><text:tab/> <text:s text:c="7"/>cw.il.append( </text:p>
      <text:p text:style-name="P11"><text:tab/> <text:s text:c="11"/>factory.createFieldAccess(</text:p>
      <text:p text:style-name="P11"><text:soft-page-break/><text:tab/> <text:s text:c="15"/>"java.lang.System", </text:p>
      <text:p text:style-name="P11"><text:tab/> <text:s text:c="15"/>"out", </text:p>
      <text:p text:style-name="P11"><text:tab/> <text:s text:c="15"/>new ObjectType( "java.io.PrintStream" ),</text:p>
      <text:p text:style-name="P11"><text:tab/> <text:s text:c="15"/>Constants.GETSTATIC</text:p>
      <text:p text:style-name="P11"><text:tab/> <text:s text:c="11"/>)</text:p>
      <text:p text:style-name="P11"><text:tab/> <text:s text:c="7"/>);</text:p>
      <text:p text:style-name="P11"><text:s text:c="8"/>.)</text:p>
      <text:p text:style-name="P11"><text:s text:c="8"/>Arguments&lt;out Type[] argTypes, cw&gt; </text:p>
      <text:p text:style-name="P11"><text:s text:c="8"/>(. <text:s/></text:p>
      <text:p text:style-name="P11"><text:s text:c="12"/>if(argTypes.length==1)</text:p>
      <text:p text:style-name="P11"><text:s text:c="12"/>{</text:p>
      <text:p text:style-name="P11"><text:tab/><text:tab/> <text:s text:c="7"/>cw.il.append(</text:p>
      <text:p text:style-name="P11"><text:tab/><text:tab/> <text:s text:c="11"/>factory.createInvoke( </text:p>
      <text:p text:style-name="P11"><text:tab/><text:tab/> <text:s text:c="15"/>"java.io.PrintStream", </text:p>
      <text:p text:style-name="P11"><text:tab/><text:tab/> <text:s text:c="15"/>"println", </text:p>
      <text:p text:style-name="P11"><text:tab/><text:tab/> <text:s text:c="15"/>Type.VOID, </text:p>
      <text:p text:style-name="P11"><text:tab/><text:tab/> <text:s text:c="15"/>argTypes,</text:p>
      <text:p text:style-name="P11"><text:tab/><text:tab/> <text:s text:c="15"/>Constants.INVOKEVIRTUAL</text:p>
      <text:p text:style-name="P11"><text:tab/><text:tab/> <text:s text:c="11"/>)</text:p>
      <text:p text:style-name="P11"><text:tab/><text:tab/> <text:s text:c="7"/>);</text:p>
      <text:p text:style-name="P11"><text:s text:c="12"/>}</text:p>
      <text:p text:style-name="P11"><text:s text:c="12"/>else</text:p>
      <text:p text:style-name="P11"><text:s text:c="16"/>SemErr("sysout requires 1 parameter");</text:p>
      <text:p text:style-name="P11"><text:s text:c="8"/>.)</text:p>
      <text:p text:style-name="P11"><text:s text:c="6"/>)</text:p>
      <text:p text:style-name="P11"><text:s text:c="6"/>|</text:p>
      <text:p text:style-name="P11"><text:s text:c="6"/>( "System.out.print"</text:p>
      <text:p text:style-name="P11"><text:s text:c="8"/>(.</text:p>
      <text:p text:style-name="P11"><text:s text:c="12"/>log("sout");</text:p>
      <text:p text:style-name="P11"><text:s text:c="12"/>InstructionFactory factory = new InstructionFactory( cw.classGen );</text:p>
      <text:p text:style-name="P11"><text:s text:c="12"/>cw.il.append( </text:p>
      <text:p text:style-name="P11"><text:s text:c="16"/>factory.createFieldAccess(</text:p>
      <text:p text:style-name="P11"><text:s text:c="20"/>"java.lang.System", </text:p>
      <text:p text:style-name="P11"><text:s text:c="20"/>"out", </text:p>
      <text:p text:style-name="P11"><text:s text:c="20"/>new ObjectType( "java.io.PrintStream" ),</text:p>
      <text:p text:style-name="P11"><text:s text:c="20"/>Constants.GETSTATIC</text:p>
      <text:p text:style-name="P11"><text:s text:c="16"/>)</text:p>
      <text:p text:style-name="P11"><text:s text:c="12"/>);</text:p>
      <text:p text:style-name="P11"><text:s text:c="8"/>.)</text:p>
      <text:p text:style-name="P11"><text:s text:c="8"/>Arguments&lt;out Type[] argTypes, cw&gt; </text:p>
      <text:p text:style-name="P11"><text:s text:c="8"/>(. </text:p>
      <text:p text:style-name="P11"><text:s text:c="12"/>if(argTypes.length==1)</text:p>
      <text:p text:style-name="P11"><text:s text:c="12"/>{</text:p>
      <text:p text:style-name="P11"><text:s text:c="16"/>cw.il.append(</text:p>
      <text:p text:style-name="P11"><text:s text:c="20"/>factory.createInvoke( </text:p>
      <text:p text:style-name="P11"><text:s text:c="24"/>"java.io.PrintStream", </text:p>
      <text:p text:style-name="P11"><text:s text:c="24"/>"print", </text:p>
      <text:p text:style-name="P11"><text:s text:c="24"/>Type.VOID, </text:p>
      <text:p text:style-name="P11"><text:s text:c="24"/>argTypes,</text:p>
      <text:p text:style-name="P11"><text:s text:c="24"/>Constants.INVOKEVIRTUAL</text:p>
      <text:p text:style-name="P11"><text:s text:c="20"/>)</text:p>
      <text:p text:style-name="P11"><text:s text:c="16"/>);</text:p>
      <text:p text:style-name="P11"><text:s text:c="12"/>}</text:p>
      <text:p text:style-name="P11"><text:s text:c="12"/>else</text:p>
      <text:p text:style-name="P11"><text:s text:c="16"/>SemErr("sysout requires 1 parameter");</text:p>
      <text:p text:style-name="P11"><text:s text:c="8"/>.)</text:p>
      <text:p text:style-name="P11"><text:s text:c="6"/>) <text:s text:c="5"/></text:p>
      <text:p text:style-name="P11"><text:s text:c="4"/>| ( "new" Creator&lt;out exprType, cw&gt; )</text:p>
      <text:p text:style-name="P11"><text:s text:c="4"/>| Literal&lt;out exprType, cw&gt;</text:p>
      <text:p text:style-name="P11"><text:s text:c="4"/>|</text:p>
      <text:p text:style-name="P11"><text:s text:c="8"/>( "(" Expression&lt;out exprType, cw&gt; <text:s/></text:p>
      <text:p text:style-name="P11"><text:s text:c="8"/>Infixop&lt;out ArithmeticInstruction instr, exprType&gt; </text:p>
      <text:p text:style-name="P11"><text:s text:c="8"/>Expression&lt;out Type exprTypeRight, cw&gt; ")"</text:p>
      <text:p text:style-name="P11"><text:s text:c="8"/>(.</text:p>
      <text:p text:style-name="P11"><text:soft-page-break/><text:s text:c="12"/>if (exprType == null || !exprType.equals(exprTypeRight))</text:p>
      <text:p text:style-name="P11"><text:s text:c="16"/>SemErr("operand types mismatch "+exprType+" != "+exprTypeRight);</text:p>
      <text:p text:style-name="P11"><text:s text:c="12"/>else</text:p>
      <text:p text:style-name="P11"><text:s text:c="12"/>{</text:p>
      <text:p text:style-name="P11"><text:s text:c="16"/>cw.il.append(instr);</text:p>
      <text:p text:style-name="P11"><text:s text:c="12"/>}</text:p>
      <text:p text:style-name="P11"><text:s text:c="8"/>.)</text:p>
      <text:p text:style-name="P11"><text:s text:c="8"/>)</text:p>
      <text:p text:style-name="P11"><text:s text:c="4"/>|</text:p>
      <text:p text:style-name="P11"><text:s text:c="4"/>(.String className= cw.classGen.getClassName();.)</text:p>
      <text:p text:style-name="P11"><text:s text:c="4"/>( // операции с объектами</text:p>
      <text:p text:style-name="P11"><text:s text:c="8"/>(</text:p>
      <text:p text:style-name="P11"><text:s text:c="12"/>IF(next(_dot))</text:p>
      <text:p text:style-name="P11"><text:s text:c="16"/>(</text:p>
      <text:p text:style-name="P11"><text:s text:c="20"/>"this" <text:s/>(.cw.il.append(new ALOAD(0));.) <text:s/></text:p>
      <text:p text:style-name="P11"><text:s text:c="18"/>| "super" (.cw.il.append(new ALOAD(0)); className = cw.classGen.getSuperclassName();.)</text:p>
      <text:p text:style-name="P11"><text:s text:c="18"/>| identifier&lt;out String objVarName&gt;</text:p>
      <text:p text:style-name="P11"><text:s text:c="18"/>(.</text:p>
      <text:p text:style-name="P11"><text:s text:c="20"/>LocalVariableGen lg = getVarGen(objVarName, cw.methodGen);</text:p>
      <text:p text:style-name="P11"><text:s text:c="20"/>if (lg==null)</text:p>
      <text:p text:style-name="P11"><text:s text:c="24"/>SemErr("no such variable "+objVarName);</text:p>
      <text:p text:style-name="P11"><text:s text:c="20"/>else</text:p>
      <text:p text:style-name="P11"><text:s text:c="24"/>className = lg.getType().toString();</text:p>
      <text:p text:style-name="P11"><text:s text:c="20"/>log("className="+className);</text:p>
      <text:p text:style-name="P11"><text:s text:c="20"/></text:p>
      <text:p text:style-name="P11"><text:s text:c="20"/>cw.il.append(new ALOAD(lg.getIndex()));</text:p>
      <text:p text:style-name="P11"><text:s text:c="18"/>.)</text:p>
      <text:p text:style-name="P11"><text:s text:c="16"/>) "."</text:p>
      <text:p text:style-name="P11"><text:s text:c="16"/>Selector&lt;out exprType, cw, className&gt;</text:p>
      <text:p text:style-name="P11"><text:s text:c="8"/>)</text:p>
      <text:p text:style-name="P11"><text:s text:c="8"/>|</text:p>
      <text:p text:style-name="P11"><text:s text:c="8"/>( </text:p>
      <text:p text:style-name="P11"><text:tab/> <text:s text:c="7"/>(. cw.il.append( new ALOAD(0) ); .)</text:p>
      <text:p text:style-name="P11"><text:tab/> <text:s text:c="7"/>Selector&lt;out exprType, cw, className&gt;</text:p>
      <text:p text:style-name="P11"><text:s text:c="8"/>) </text:p>
      <text:p text:style-name="P11"><text:s text:c="4"/>)</text:p>
      <text:p text:style-name="P11">)</text:p>
      <text:p text:style-name="P11">.</text:p>
      <text:p text:style-name="P11">/*---------------------------------------------------------------------------*/</text:p>
      <text:p text:style-name="P11">Selector&lt;out Type selType, CodeWrapper cw, String className&gt;</text:p>
      <text:p text:style-name="P11">=</text:p>
      <text:p text:style-name="P11">(.selType = null;.)</text:p>
      <text:p text:style-name="P11">(</text:p>
      <text:p text:style-name="P11"><text:tab/>(</text:p>
      <text:p text:style-name="P11"><text:tab/> <text:s text:c="3"/>IF(next(_openRoundBracket))</text:p>
      <text:p text:style-name="P11"><text:tab/> <text:s text:c="6"/>// вызов</text:p>
      <text:p text:style-name="P11"><text:tab/> <text:s text:c="6"/>call&lt;out selType, cw, className&gt;</text:p>
      <text:p text:style-name="P11"><text:tab/>)</text:p>
      <text:p text:style-name="P11"><text:tab/>|</text:p>
      <text:p text:style-name="P11"><text:tab/>( // иначе - присвоение левой части - значения</text:p>
      <text:p text:style-name="P11"><text:tab/> <text:s text:c="3"/>var&lt;out selType, cw, className&gt;</text:p>
      <text:p text:style-name="P11"><text:tab/>)</text:p>
      <text:p text:style-name="P11">)</text:p>
      <text:p text:style-name="P11">.</text:p>
      <text:p text:style-name="P11">/*---------------------------------------------------------------------------*/</text:p>
      <text:p text:style-name="P11">call&lt;out Type selType, CodeWrapper cw, String className&gt;</text:p>
      <text:p text:style-name="P11">=</text:p>
      <text:p text:style-name="P11"><text:s text:c="4"/>identifier&lt;out String method&gt;</text:p>
      <text:p text:style-name="P11"><text:s text:c="4"/>(.selType = null;.) </text:p>
      <text:p text:style-name="P11"><text:s text:c="4"/>// todo selType = возвращаемый методом тип</text:p>
      <text:p text:style-name="P11"><text:s text:c="4"/>Arguments&lt;out Type[] argTypes, cw&gt;</text:p>
      <text:p text:style-name="P11"><text:tab/>(. <text:s/>// в стеке лежат значения аргументов, вызываем метод</text:p>
      <text:p text:style-name="P11"><text:tab/> <text:s text:c="3"/>InstructionFactory factory = new InstructionFactory( cw.classGen );</text:p>
      <text:p text:style-name="P11"><text:soft-page-break/><text:tab/> <text:s text:c="3"/></text:p>
      <text:p text:style-name="P11"><text:tab/> <text:s text:c="3"/>Method m = getMethod(method, argTypes, cw.classGen);</text:p>
      <text:p text:style-name="P11"><text:tab/> <text:s text:c="3"/>if (m==null)</text:p>
      <text:p text:style-name="P11"><text:tab/> <text:s text:c="6"/>SemErr("no such method "+method);</text:p>
      <text:p text:style-name="P11"><text:tab/> <text:s text:c="3"/>else</text:p>
      <text:p text:style-name="P11"><text:tab/> <text:s text:c="3"/>{</text:p>
      <text:p text:style-name="P11"><text:tab/><text:tab/> <text:s text:c="3"/>cw.il.append( factory.createInvoke(</text:p>
      <text:p text:style-name="P11"><text:tab/><text:tab/> <text:s text:c="7"/>className,</text:p>
      <text:p text:style-name="P11"><text:tab/><text:tab/> <text:s text:c="7"/>method,</text:p>
      <text:p text:style-name="P11"><text:tab/><text:tab/> <text:s text:c="7"/>m.getReturnType(),</text:p>
      <text:p text:style-name="P11"><text:tab/><text:tab/> <text:s text:c="7"/>// todo запомнить, если метод не найден</text:p>
      <text:p text:style-name="P11"><text:tab/><text:tab/> <text:s text:c="7"/>argTypes, </text:p>
      <text:p text:style-name="P11"><text:tab/><text:tab/> <text:s text:c="7"/>Constants.INVOKEVIRTUAL </text:p>
      <text:p text:style-name="P11"><text:tab/><text:tab/> <text:s text:c="3"/>) );</text:p>
      <text:p text:style-name="P11"><text:tab/><text:tab/>}</text:p>
      <text:p text:style-name="P11"><text:tab/>.)</text:p>
      <text:p text:style-name="P11">.</text:p>
      <text:p text:style-name="P11">/*---------------------------------------------------------------------------*/</text:p>
      <text:p text:style-name="P11">var&lt;out Type selType, CodeWrapper cw, String className&gt;</text:p>
      <text:p text:style-name="P11">=</text:p>
      <text:p text:style-name="P11">(.selType = null;.)</text:p>
      <text:p text:style-name="P11">// todo получить переменную или поле</text:p>
      <text:p text:style-name="P11">(</text:p>
      <text:p text:style-name="P11"><text:tab/>(</text:p>
      <text:p text:style-name="P11"><text:tab/> <text:s text:c="3"/>IF(next(_isequal))</text:p>
      <text:p text:style-name="P11"><text:tab/> <text:s text:c="7"/>identifier&lt;out String var&gt;</text:p>
      <text:p text:style-name="P11"><text:tab/> <text:s text:c="7"/>(.</text:p>
      <text:p text:style-name="P11"><text:tab/> <text:s text:c="10"/>// куда сохранять</text:p>
      <text:p text:style-name="P11"><text:tab/><text:tab/> <text:s text:c="6"/>int name = -1;</text:p>
      <text:p text:style-name="P11"><text:tab/> <text:s text:c="10"/>Field fg = null;</text:p>
      <text:p text:style-name="P11"><text:s text:c="15"/>LocalVariableGen lg = getVarGen(var, cw.methodGen);</text:p>
      <text:p text:style-name="P11"><text:tab/> <text:s text:c="10"/>if (lg==null)</text:p>
      <text:p text:style-name="P11"><text:tab/> <text:s text:c="10"/>{</text:p>
      <text:p text:style-name="P11"><text:tab/> <text:s text:c="14"/>fg = getFieldGen(var, classes.get(className));</text:p>
      <text:p text:style-name="P11"><text:tab/> <text:s text:c="14"/>if( fg == null )</text:p>
      <text:p text:style-name="P11"><text:tab/> <text:s text:c="18"/>SemErr("no such variable or field "+var);</text:p>
      <text:p text:style-name="P11"><text:tab/> <text:s text:c="14"/>else</text:p>
      <text:p text:style-name="P11"><text:tab/> <text:s text:c="14"/>{ // это поле</text:p>
      <text:p text:style-name="P11"><text:tab/> <text:s text:c="18"/>selType = fg.getType();</text:p>
      <text:p text:style-name="P11"><text:tab/> <text:s text:c="14"/>}</text:p>
      <text:p text:style-name="P11"><text:tab/> <text:s text:c="10"/>}</text:p>
      <text:p text:style-name="P11"><text:tab/> <text:s text:c="10"/>else</text:p>
      <text:p text:style-name="P11"><text:tab/> <text:s text:c="10"/>{ <text:s text:c="3"/>// это переменная</text:p>
      <text:p text:style-name="P11"><text:tab/> <text:s text:c="14"/>selType = lg.getType();</text:p>
      <text:p text:style-name="P11"><text:tab/><text:tab/> <text:s text:c="10"/>name = lg.getIndex();</text:p>
      <text:p text:style-name="P11"><text:tab/> <text:s text:c="10"/>}</text:p>
      <text:p text:style-name="P11"><text:tab/> <text:s text:c="7"/>.)</text:p>
      <text:p text:style-name="P11"><text:tab/> <text:s text:c="7"/>AssignmentOperator&lt;cw&gt; </text:p>
      <text:p text:style-name="P11"><text:tab/> <text:s text:c="7"/>Expression&lt;out Type exprType, cw&gt;</text:p>
      <text:p text:style-name="P11"><text:tab/><text:tab/><text:tab/>(.</text:p>
      <text:p text:style-name="P11"><text:tab/> <text:s text:c="11"/>InstructionFactory factory = new InstructionFactory( cw.classGen );</text:p>
      <text:p text:style-name="P11"><text:tab/><text:tab/> <text:s text:c="7"/>if (!selType.equals(exprType) &amp;&amp; !exprType.equals(Type.NULL))</text:p>
      <text:p text:style-name="P11"><text:tab/><text:tab/> <text:s text:c="10"/>SemErr("incompatible types: expected "+selType+", got "+exprType);</text:p>
      <text:p text:style-name="P11"><text:tab/><text:tab/> <text:s text:c="7"/>else </text:p>
      <text:p text:style-name="P11"><text:tab/><text:tab/> <text:s text:c="7"/>{</text:p>
      <text:p text:style-name="P11"><text:tab/><text:tab/> <text:s text:c="11"/>if (lg!=null) <text:s text:c="4"/></text:p>
      <text:p text:style-name="P11"><text:tab/><text:tab/> <text:s text:c="11"/>{</text:p>
      <text:p text:style-name="P11"><text:tab/><text:tab/><text:tab/> <text:s text:c="11"/>StoreInstruction store = null;</text:p>
      <text:p text:style-name="P11"><text:tab/><text:tab/><text:tab/> <text:s text:c="11"/></text:p>
      <text:p text:style-name="P11"><text:tab/><text:tab/><text:tab/> <text:s text:c="11"/>if (selType.equals(Type.VOID))</text:p>
      <text:p text:style-name="P11"><text:tab/><text:tab/><text:tab/> <text:s text:c="15"/>SemErr("void variables are not allowed");</text:p>
      <text:p text:style-name="P11"><text:soft-page-break/><text:tab/><text:tab/><text:tab/> <text:s text:c="11"/>else if (</text:p>
      <text:p text:style-name="P11"><text:tab/><text:tab/><text:tab/> <text:s text:c="15"/>selType.equals(Type.INT) ||</text:p>
      <text:p text:style-name="P11"><text:tab/><text:tab/><text:tab/> <text:s text:c="15"/>selType.equals(Type.BYTE) ||</text:p>
      <text:p text:style-name="P11"><text:tab/><text:tab/><text:tab/> <text:s text:c="15"/>selType.equals(Type.SHORT) ||</text:p>
      <text:p text:style-name="P11"><text:tab/><text:tab/><text:tab/> <text:s text:c="15"/>selType.equals(Type.BOOLEAN)</text:p>
      <text:p text:style-name="P11"><text:tab/><text:tab/><text:tab/> <text:s text:c="15"/>)</text:p>
      <text:p text:style-name="P11"><text:tab/><text:tab/><text:tab/> <text:s text:c="15"/>store = new ISTORE( name );</text:p>
      <text:p text:style-name="P11"><text:tab/><text:tab/><text:tab/> <text:s text:c="11"/>else if ( selType.equals(Type.FLOAT) )</text:p>
      <text:p text:style-name="P11"><text:tab/><text:tab/><text:tab/> <text:s text:c="15"/>store = new FSTORE( name );</text:p>
      <text:p text:style-name="P11"><text:tab/><text:tab/><text:tab/> <text:s text:c="11"/>else if ( selType instanceof ObjectType )</text:p>
      <text:p text:style-name="P11"><text:tab/><text:tab/><text:tab/> <text:s text:c="15"/>store = new ASTORE( name );</text:p>
      <text:p text:style-name="P11"><text:tab/><text:tab/><text:tab/> <text:s text:c="11"/>else</text:p>
      <text:p text:style-name="P11"><text:tab/><text:tab/><text:tab/> <text:s text:c="15"/>SemErr("unknown type "+selType);</text:p>
      <text:p text:style-name="P11"><text:tab/><text:tab/><text:tab/> <text:s text:c="11"/></text:p>
      <text:p text:style-name="P11"><text:tab/><text:tab/><text:tab/> <text:s text:c="11"/>InstructionHandle ih = cw.il.append( store );</text:p>
      <text:p text:style-name="P11"><text:tab/><text:tab/><text:tab/> <text:s text:c="11"/>if (lg.getStart()==null)</text:p>
      <text:p text:style-name="P11"><text:tab/><text:tab/><text:tab/> <text:s text:c="13"/>// переменная еще не инициализирована </text:p>
      <text:p text:style-name="P11"><text:tab/><text:tab/><text:tab/> <text:s text:c="13"/>lg.setStart( ih );</text:p>
      <text:p text:style-name="P11"><text:tab/><text:tab/> <text:s text:c="11"/>}</text:p>
      <text:p text:style-name="P11"><text:tab/><text:tab/> <text:s text:c="11"/>else if (fg!=null)</text:p>
      <text:p text:style-name="P11"><text:tab/><text:tab/> <text:s text:c="11"/>{</text:p>
      <text:p text:style-name="P11"><text:s text:c="23"/>cw.il.append(</text:p>
      <text:p text:style-name="P11"><text:s text:c="27"/>factory.createFieldAccess( className, fg.getName(), selType, Constants.PUTFIELD )</text:p>
      <text:p text:style-name="P11"><text:s text:c="23"/>);<text:tab/><text:tab/> <text:s text:c="13"/></text:p>
      <text:p text:style-name="P11"><text:tab/><text:tab/> <text:s text:c="11"/>}</text:p>
      <text:p text:style-name="P11"><text:tab/><text:tab/> <text:s text:c="7"/>}</text:p>
      <text:p text:style-name="P11"><text:tab/><text:tab/><text:tab/>.)</text:p>
      <text:p text:style-name="P11"><text:tab/>)</text:p>
      <text:p text:style-name="P11"><text:tab/>|</text:p>
      <text:p text:style-name="P11"><text:tab/>( // иначе - взятие значения</text:p>
      <text:p text:style-name="P11"><text:s text:c="8"/>access&lt;out selType, cw, className&gt;</text:p>
      <text:p text:style-name="P11"><text:tab/>)</text:p>
      <text:p text:style-name="P11">)</text:p>
      <text:p text:style-name="P11">.</text:p>
      <text:p text:style-name="P11">/*---------------------------------------------------------------------------*/</text:p>
      <text:p text:style-name="P11">access&lt;out Type selType, CodeWrapper cw, String className&gt;</text:p>
      <text:p text:style-name="P11">=</text:p>
      <text:p text:style-name="P11"><text:s text:c="8"/>identifier&lt;out String var&gt;</text:p>
      <text:p text:style-name="P11"><text:s text:c="8"/>(.</text:p>
      <text:p text:style-name="P11"><text:s text:c="11"/>selType = null;</text:p>
      <text:p text:style-name="P11"><text:s text:c="11"/>LocalVariableGen lg = getVarGen(var, cw.methodGen);</text:p>
      <text:p text:style-name="P11"><text:s text:c="11"/>if (lg==null)</text:p>
      <text:p text:style-name="P11"><text:s text:c="11"/>{</text:p>
      <text:p text:style-name="P11"><text:s text:c="15"/>Field fg = getFieldGen(var, cw.classGen);</text:p>
      <text:p text:style-name="P11"><text:s text:c="15"/>if( fg == null )</text:p>
      <text:p text:style-name="P11"><text:s text:c="19"/>SemErr("no such variable or field "+var);</text:p>
      <text:p text:style-name="P11"><text:s text:c="15"/>else</text:p>
      <text:p text:style-name="P11"><text:s text:c="15"/>{ // это поле</text:p>
      <text:p text:style-name="P11"><text:s text:c="19"/>selType = fg.getType();</text:p>
      <text:p text:style-name="P11"><text:s text:c="19"/>InstructionFactory factory = new InstructionFactory( cw.classGen );</text:p>
      <text:p text:style-name="P11"><text:s text:c="19"/>cw.il.append(</text:p>
      <text:p text:style-name="P11"><text:s text:c="23"/>factory.createFieldAccess( className, fg.getName(), selType, Constants.GETFIELD )</text:p>
      <text:p text:style-name="P11"><text:s text:c="19"/>); <text:s text:c="3"/></text:p>
      <text:p text:style-name="P11"><text:s text:c="15"/>}</text:p>
      <text:p text:style-name="P11"><text:s text:c="11"/>}</text:p>
      <text:p text:style-name="P11"><text:s text:c="11"/>else</text:p>
      <text:p text:style-name="P11"><text:s text:c="11"/>{ <text:s text:c="3"/>// это переменная</text:p>
      <text:p text:style-name="P11"><text:s text:c="15"/>selType = lg.getType();</text:p>
      <text:p text:style-name="P11"><text:s text:c="15"/>Instruction instr = null;</text:p>
      <text:p text:style-name="P11"><text:s text:c="15"/>if (</text:p>
      <text:p text:style-name="P11"><text:s text:c="19"/>selType.equals(Type.INT) ||</text:p>
      <text:p text:style-name="P11"><text:soft-page-break/><text:s text:c="19"/>selType.equals(Type.BOOLEAN)</text:p>
      <text:p text:style-name="P11"><text:s text:c="15"/>)</text:p>
      <text:p text:style-name="P11"><text:s text:c="19"/>instr = new ILOAD(lg.getIndex());</text:p>
      <text:p text:style-name="P11"><text:s text:c="15"/>else if (selType.equals(Type.FLOAT))</text:p>
      <text:p text:style-name="P11"><text:s text:c="19"/>instr = new FLOAD(lg.getIndex());</text:p>
      <text:p text:style-name="P11"><text:s text:c="15"/>else if (selType instanceof ObjectType)</text:p>
      <text:p text:style-name="P11"><text:s text:c="19"/>instr = new ALOAD(lg.getIndex());</text:p>
      <text:p text:style-name="P11"><text:s text:c="15"/>else</text:p>
      <text:p text:style-name="P11"><text:s text:c="19"/>SemErr("unexpected variable type"+selType);</text:p>
      <text:p text:style-name="P11"><text:s text:c="19"/></text:p>
      <text:p text:style-name="P11"><text:s text:c="15"/>cw.il.append(instr);</text:p>
      <text:p text:style-name="P11"><text:s text:c="11"/>}</text:p>
      <text:p text:style-name="P11"><text:s text:c="8"/>.)</text:p>
      <text:p text:style-name="P11">.</text:p>
      <text:p text:style-name="P11">/*---------------------------------------------------------------------------*/</text:p>
      <text:p text:style-name="P11">// аргументы вызовов</text:p>
      <text:p text:style-name="P11">Arguments&lt;out Type[] argTypes, CodeWrapper cw&gt;</text:p>
      <text:p text:style-name="P11">// задача аргументов - лечь в стек, чтобы их принял метод</text:p>
      <text:p text:style-name="P11">=</text:p>
      <text:p text:style-name="P11">(.ArrayList&lt;Type&gt; types = new ArrayList&lt;Type&gt;();.)</text:p>
      <text:p text:style-name="P11">"(" [ </text:p>
      <text:p text:style-name="P11"><text:s text:c="4"/>Expression&lt;out Type exprType, cw&gt; <text:s text:c="6"/>(.types.add(exprType);.)</text:p>
      <text:p text:style-name="P11"><text:s text:c="4"/>{</text:p>
      <text:p text:style-name="P11"><text:s text:c="8"/>"," Expression&lt;out exprType, cw&gt; <text:s text:c="3"/>(.types.add(exprType);.)</text:p>
      <text:p text:style-name="P11"><text:s text:c="4"/>}</text:p>
      <text:p text:style-name="P11">] ")"</text:p>
      <text:p text:style-name="P11">(.argTypes = types.toArray(new Type[types.size()]);.)</text:p>
      <text:p text:style-name="P11">.</text:p>
      <text:p text:style-name="P11">/*---------------------------------------------------------------------------*/</text:p>
      <text:p text:style-name="P11">// литерал =)</text:p>
      <text:p text:style-name="P11">Literal&lt;out Type exprType, CodeWrapper cw&gt; (.exprType = null;.)</text:p>
      <text:p text:style-name="P11">= </text:p>
      <text:p text:style-name="P11">(.</text:p>
      <text:p text:style-name="P11"><text:s text:c="4"/>Object value = null;</text:p>
      <text:p text:style-name="P11"><text:tab/>InstructionFactory factory = new InstructionFactory( cw.classGen );</text:p>
      <text:p text:style-name="P11"><text:tab/>log("lit="+la.val);</text:p>
      <text:p text:style-name="P11">.)</text:p>
      <text:p text:style-name="P11">( </text:p>
      <text:p text:style-name="P11"><text:tab/> <text:s/>intLit <text:s text:c="11"/>(.exprType = Type.INT; value = new Integer(t.val);.)</text:p>
      <text:p text:style-name="P11"><text:tab/>| floatLit <text:s text:c="9"/>(.exprType = Type.FLOAT; value = new Float(t.val);.)</text:p>
      <text:p text:style-name="P11"><text:tab/>| "true" <text:s text:c="11"/>(.exprType = Type.BOOLEAN; value = new Boolean(t.val);.)</text:p>
      <text:p text:style-name="P11"><text:tab/>| "false" <text:s text:c="10"/>(.exprType = Type.BOOLEAN; value = new Boolean(t.val);.)</text:p>
      <text:p text:style-name="P11"><text:s text:c="4"/>| stringLit <text:s text:c="8"/>(.exprType = new ObjectType("java.lang.String"); value = t.val.substring(1, t.val.length()-1);.)</text:p>
      <text:p text:style-name="P11">) (. cw.il.append( factory.createConstant( value )); .)</text:p>
      <text:p text:style-name="P11">| "null" <text:s text:c="11"/>(.exprType = Type.NULL; cw.il.append( new ACONST_NULL());.)</text:p>
      <text:p text:style-name="P11">.</text:p>
      <text:p text:style-name="P11">/*---------------------------------------------------------------------------*/</text:p>
      <text:p text:style-name="P11">// вызов конструктора</text:p>
      <text:p text:style-name="P11">Creator&lt;out Type createdType, CodeWrapper cw&gt;</text:p>
      <text:p text:style-name="P11">= </text:p>
      <text:p text:style-name="P11">identifier&lt;out String className&gt; Arguments&lt;out Type[] argTypes, cw&gt;</text:p>
      <text:p text:style-name="P11">(. <text:s/>// в стеке лежат значения аргументов, вызываем метод</text:p>
      <text:p text:style-name="P11"><text:s text:c="4"/>InstructionFactory factory = new InstructionFactory( cw.classGen );</text:p>
      <text:p text:style-name="P11"><text:s text:c="4"/>cw.il.append( factory.createInvoke(</text:p>
      <text:p text:style-name="P11"><text:s text:c="8"/>className,</text:p>
      <text:p text:style-name="P11"><text:s text:c="8"/>"&lt;init&gt;",</text:p>
      <text:p text:style-name="P11"><text:s text:c="8"/>Type.VOID,</text:p>
      <text:p text:style-name="P11"><text:s text:c="8"/>argTypes, </text:p>
      <text:p text:style-name="P11"><text:s text:c="8"/>Constants.INVOKESPECIAL </text:p>
      <text:p text:style-name="P11"><text:s text:c="4"/>) );</text:p>
      <text:p text:style-name="P11"><text:s text:c="4"/>// todo проверка</text:p>
      <text:p text:style-name="P11"><text:soft-page-break/><text:s text:c="4"/>createdType = new ObjectType(className);</text:p>
      <text:p text:style-name="P11">.)</text:p>
      <text:p text:style-name="P11">.</text:p>
      <text:p text:style-name="P11">/*---------------------------------------------------------------------------*/</text:p>
      <text:p text:style-name="P11">// выражение в скобках</text:p>
      <text:p text:style-name="P11">ParExpression&lt;out Type exprType, CodeWrapper cw&gt; <text:s text:c="24"/></text:p>
      <text:p text:style-name="P11">=</text:p>
      <text:p text:style-name="P11">"(" Expression&lt;out exprType, cw&gt; ")"</text:p>
      <text:p text:style-name="P11">.</text:p>
      <text:p text:style-name="P11">/*---------------------------------------------------------------------------*/</text:p>
      <text:p text:style-name="P11">// присвоение</text:p>
      <text:p text:style-name="P11">AssignmentOperator&lt;CodeWrapper cw&gt;</text:p>
      <text:p text:style-name="P11">= </text:p>
      <text:p text:style-name="P11">(.log("assgmnt");.)</text:p>
      <text:p text:style-name="P11"><text:s text:c="2"/>("=")</text:p>
      <text:p text:style-name="P11">/*</text:p>
      <text:p text:style-name="P11">//todo при наличии времени реализовать упрощённые присвоения, указанные ниже</text:p>
      <text:p text:style-name="P11">| ("+=")</text:p>
      <text:p text:style-name="P11">| ("-=")</text:p>
      <text:p text:style-name="P11">| ("*=")</text:p>
      <text:p text:style-name="P11">| ("/=")</text:p>
      <text:p text:style-name="P11">| ("&amp;=")</text:p>
      <text:p text:style-name="P11">| ("|=")</text:p>
      <text:p text:style-name="P11">| ("^=")</text:p>
      <text:p text:style-name="P11">| ("%=")</text:p>
      <text:p text:style-name="P11">*/</text:p>
      <text:p text:style-name="P11">.</text:p>
      <text:p text:style-name="P11">/*---------------------------------------------------------------------------*/</text:p>
      <text:p text:style-name="P11">// бинарная операция</text:p>
      <text:p text:style-name="P11">Infixop&lt;out ArithmeticInstruction instr, Type exprType&gt;</text:p>
      <text:p text:style-name="P11">= </text:p>
      <text:p text:style-name="P11">(.instr = null;.)</text:p>
      <text:p text:style-name="P11">(</text:p>
      <text:p text:style-name="P11"><text:s text:c="2"/>("||" </text:p>
      <text:p text:style-name="P11"><text:tab/> <text:s/>(.</text:p>
      <text:p text:style-name="P11"><text:tab/> <text:s text:c="3"/>if (exprType.equals(Type.BOOLEAN))</text:p>
      <text:p text:style-name="P11"><text:tab/> <text:s text:c="6"/>instr = new IOR();</text:p>
      <text:p text:style-name="P11"><text:tab/> <text:s text:c="3"/>else</text:p>
      <text:p text:style-name="P11"><text:tab/> <text:s text:c="6"/>SemErr("cannot apply || to "+exprType);</text:p>
      <text:p text:style-name="P11"><text:tab/> <text:s/>.)</text:p>
      <text:p text:style-name="P11"><text:s text:c="2"/>)</text:p>
      <text:p text:style-name="P11">| ("&amp;&amp;"</text:p>
      <text:p text:style-name="P11"><text:s text:c="6"/>(.</text:p>
      <text:p text:style-name="P11"><text:s text:c="8"/>if (exprType.equals(Type.BOOLEAN))</text:p>
      <text:p text:style-name="P11"><text:s text:c="11"/>instr = new IAND();</text:p>
      <text:p text:style-name="P11"><text:s text:c="8"/>else</text:p>
      <text:p text:style-name="P11"><text:s text:c="11"/>SemErr("cannot apply &amp;&amp; to "+exprType);</text:p>
      <text:p text:style-name="P11"><text:s text:c="6"/>.)</text:p>
      <text:p text:style-name="P11">)</text:p>
      <text:p text:style-name="P11">| ("+"</text:p>
      <text:p text:style-name="P11"><text:s text:c="4"/>(.</text:p>
      <text:p text:style-name="P11"><text:s text:c="8"/>if (exprType.equals(Type.INT))</text:p>
      <text:p text:style-name="P11"><text:s text:c="11"/>instr = new IADD();</text:p>
      <text:p text:style-name="P11"><text:s text:c="8"/>else if (exprType.equals(Type.FLOAT) )</text:p>
      <text:p text:style-name="P11"><text:s text:c="11"/>instr = new FADD();</text:p>
      <text:p text:style-name="P11"><text:s text:c="8"/>else</text:p>
      <text:p text:style-name="P11"><text:s text:c="11"/>SemErr("cannot apply + to "+exprType); <text:s text:c="7"/></text:p>
      <text:p text:style-name="P11"><text:s text:c="4"/>.)</text:p>
      <text:p text:style-name="P11">)</text:p>
      <text:p text:style-name="P11">| ("-"</text:p>
      <text:p text:style-name="P11"><text:s text:c="4"/>(.</text:p>
      <text:p text:style-name="P11"><text:s text:c="8"/>if (exprType.equals(Type.INT))</text:p>
      <text:p text:style-name="P11"><text:s text:c="11"/>instr = new ISUB();</text:p>
      <text:p text:style-name="P11"><text:s text:c="8"/>else if (exprType.equals(Type.FLOAT) )</text:p>
      <text:p text:style-name="P11"><text:soft-page-break/><text:s text:c="11"/>instr = new FSUB();</text:p>
      <text:p text:style-name="P11"><text:s text:c="8"/>else</text:p>
      <text:p text:style-name="P11"><text:s text:c="11"/>SemErr("cannot apply - to "+exprType); <text:s text:c="7"/></text:p>
      <text:p text:style-name="P11"><text:s text:c="4"/>.)</text:p>
      <text:p text:style-name="P11">)</text:p>
      <text:p text:style-name="P11">| ("*"</text:p>
      <text:p text:style-name="P11"><text:s text:c="4"/>(.</text:p>
      <text:p text:style-name="P11"><text:s text:c="8"/>if (exprType.equals(Type.INT))</text:p>
      <text:p text:style-name="P11"><text:s text:c="11"/>instr = new IMUL();</text:p>
      <text:p text:style-name="P11"><text:s text:c="8"/>else if (exprType.equals(Type.FLOAT) )</text:p>
      <text:p text:style-name="P11"><text:s text:c="11"/>instr = new FMUL();</text:p>
      <text:p text:style-name="P11"><text:s text:c="8"/>else</text:p>
      <text:p text:style-name="P11"><text:s text:c="11"/>SemErr("cannot apply * to "+exprType); <text:s text:c="7"/></text:p>
      <text:p text:style-name="P11"><text:s text:c="4"/>.)</text:p>
      <text:p text:style-name="P11">)</text:p>
      <text:p text:style-name="P11">| ("/"</text:p>
      <text:p text:style-name="P11"><text:s text:c="4"/>(.</text:p>
      <text:p text:style-name="P11"><text:s text:c="8"/>if (exprType.equals(Type.INT))</text:p>
      <text:p text:style-name="P11"><text:s text:c="11"/>instr = new IDIV();</text:p>
      <text:p text:style-name="P11"><text:s text:c="8"/>else if (exprType.equals(Type.FLOAT) )</text:p>
      <text:p text:style-name="P11"><text:s text:c="11"/>instr = new FDIV();</text:p>
      <text:p text:style-name="P11"><text:s text:c="8"/>else</text:p>
      <text:p text:style-name="P11"><text:s text:c="11"/>SemErr("cannot apply / to "+exprType); <text:s text:c="7"/></text:p>
      <text:p text:style-name="P11"><text:s text:c="4"/>.)</text:p>
      <text:p text:style-name="P11">)</text:p>
      <text:p text:style-name="P11">| ("%"</text:p>
      <text:p text:style-name="P11"><text:s text:c="4"/>(.</text:p>
      <text:p text:style-name="P11"><text:s text:c="8"/>if (exprType.equals(Type.INT))</text:p>
      <text:p text:style-name="P11"><text:s text:c="11"/>instr = new IREM();</text:p>
      <text:p text:style-name="P11"><text:s text:c="8"/>else if (exprType.equals(Type.FLOAT) )</text:p>
      <text:p text:style-name="P11"><text:s text:c="11"/>instr = new FREM();</text:p>
      <text:p text:style-name="P11"><text:s text:c="8"/>else</text:p>
      <text:p text:style-name="P11"><text:s text:c="11"/>SemErr("cannot apply % to "+exprType); <text:s text:c="7"/></text:p>
      <text:p text:style-name="P11"><text:s text:c="4"/>.)</text:p>
      <text:p text:style-name="P11">)</text:p>
      <text:p text:style-name="P11">)</text:p>
      <text:p text:style-name="P11">.</text:p>
      <text:p text:style-name="P11">/*---------------------------------------------------------------------------*/</text:p>
      <text:p text:style-name="P11">/*</text:p>
      <text:p text:style-name="P11">Relational&lt;out ArithmeticInstruction instr, Type exprType&gt;</text:p>
      <text:p text:style-name="P11">=</text:p>
      <text:p text:style-name="P11">("=="</text:p>
      <text:p text:style-name="P11"><text:s text:c="6"/>(.</text:p>
      <text:p text:style-name="P11"><text:s text:c="8"/>if ( </text:p>
      <text:p text:style-name="P11"><text:s text:c="12"/>exprType.equals(Type.BOOLEAN) ||</text:p>
      <text:p text:style-name="P11"><text:s text:c="12"/>exprType.equals(Type.INT)</text:p>
      <text:p text:style-name="P11"><text:s text:c="12"/>)</text:p>
      <text:p text:style-name="P11"><text:s text:c="8"/>{</text:p>
      <text:p text:style-name="P11"><text:s text:c="8"/></text:p>
      <text:p text:style-name="P11"><text:s text:c="8"/>}</text:p>
      <text:p text:style-name="P11"><text:s text:c="8"/>else if (exprType.equals(Type.FLOAT))</text:p>
      <text:p text:style-name="P11"><text:s text:c="8"/>{</text:p>
      <text:p text:style-name="P11"><text:s text:c="8"/></text:p>
      <text:p text:style-name="P11"><text:s text:c="8"/>}</text:p>
      <text:p text:style-name="P11"><text:s text:c="8"/>else</text:p>
      <text:p text:style-name="P11"><text:s text:c="11"/>SemErr("cannot apply == to "+exprType);</text:p>
      <text:p text:style-name="P11"><text:s text:c="6"/>.)</text:p>
      <text:p text:style-name="P11">)</text:p>
      <text:p text:style-name="P11">| ("!=")</text:p>
      <text:p text:style-name="P11">| ("&lt;")</text:p>
      <text:p text:style-name="P11">| ("&gt;")</text:p>
      <text:p text:style-name="P11">| ("&lt;=")</text:p>
      <text:p text:style-name="P11">| ("&gt;=")</text:p>
      <text:p text:style-name="P11">.</text:p>
      <text:p text:style-name="P11"><text:soft-page-break/>*/</text:p>
      <text:p text:style-name="P11">/*---------------------------------------------------------------------------*/</text:p>
      <text:h text:style-name="Heading_20_1" text:outline-level="1"/>
      <text:h text:style-name="P28" text:outline-level="1">Используемая литература</text:h>
      <text:list text:style-name="L1">
        <text:list-item>
          <text:p text:style-name="P2">Альфред Ахо, Рави Сети, Джеффри Ульман. Компиляторы. Принципы, технологии, инструменты. Издательство Вильямс, 2003. ISBN 5-8459-0189-8</text:p>
        </text:list-item>
        <text:list-item>
          <text:p text:style-name="P2"><text:a xlink:type="simple" xlink:href="http://jakarta.apache.org/bcel/">http://jakarta.apache.org/bcel/</text:a></text:p>
        </text:list-item>
        <text:list-item>
          <text:p text:style-name="P2"><text:a xlink:type="simple" xlink:href="http://www.ssw.uni-linz.ac.at/Coco/Doc/UserManual.pdf">http://www.ssw.uni-linz.ac.at/Coco/Doc/UserManual.pdf</text:a></text:p>
        </text:list-item>
        <text:list-item>
          <text:p text:style-name="P2"><text:a xlink:type="simple" xlink:href="http://www.ej-technologies.com/products/jclasslib/overview.html">http://www.ej-technologies.com/products/jclasslib/overview.html</text:a></text:p>
        </text:list-item>
        <text:list-item>
          <text:p text:style-name="P2"><text:a xlink:type="simple" xlink:href="http://www.ej-technologies.com/">http://www.ej-technologies.com/</text:a></text:p>
        </text:list-item>
        <text:list-item>
          <text:p text:style-name="P2"><text:a xlink:type="simple" xlink:href="http://cs.ioc.ee/~ando/jbe/">http://cs.ioc.ee/~ando/jbe/</text:a></text:p>
        </text:list-item>
        <text:list-item>
          <text:p text:style-name="P2"><text:a xlink:type="simple" xlink:href="http://en.wikipedia.org/wiki/Java_bytecode">http://en.wikipedia.org/wiki/Java_bytecode</text:a> </text:p>
        </text:list-item>
        <text:list-item>
          <text:p text:style-name="P2"><text:a xlink:type="simple" xlink:href="http://jakarta.apache.org/bcel/manual.html">http://jakarta.apache.org/bcel/manual.html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1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epa</meta:initial-creator>
    <meta:creation-date>2008-05-13T01:26:56</meta:creation-date>
    <dc:creator>epa</dc:creator>
    <dc:date>2008-05-23T03:41:09</dc:date>
    <meta:editing-cycles>7</meta:editing-cycles>
    <meta:editing-duration>PT2H25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2" meta:paragraph-count="1007" meta:word-count="2217" meta:character-count="31851"/>
  </office:meta>
</office:document-meta>
</file>